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1" style:family="table">
      <style:table-properties style:width="9.144cm" table:align="left" fo:background-color="transparent">
        <style:background-image/>
      </style:table-properties>
    </style:style>
    <style:style style:name="Tableau1.A" style:family="table-column">
      <style:table-column-properties style:column-width="6.202cm"/>
    </style:style>
    <style:style style:name="Tableau1.B" style:family="table-column">
      <style:table-column-properties style:column-width="0.693cm"/>
    </style:style>
    <style:style style:name="Tableau1.C" style:family="table-column">
      <style:table-column-properties style:column-width="1.208cm"/>
    </style:style>
    <style:style style:name="Tableau1.D" style:family="table-column">
      <style:table-column-properties style:column-width="1.041cm"/>
    </style:style>
    <style:style style:name="Tableau1.1" style:family="table-row">
      <style:table-row-properties fo:background-color="transparent">
        <style:background-image/>
      </style:table-row-properties>
    </style:style>
    <style:style style:name="Tableau1.A1" style:family="table-cell">
      <style:table-cell-properties fo:background-color="#d7e12c" fo:padding="0.097cm" fo:border-left="0.3pt solid #ffffff" fo:border-right="0.3pt solid #ffffff" fo:border-top="0.3pt solid #ffffff" fo:border-bottom="1.05pt solid #ffffff">
        <style:background-image/>
      </style:table-cell-properties>
    </style:style>
    <style:style style:name="Tableau1.B1" style:family="table-cell">
      <style:table-cell-properties fo:padding="0.097cm" fo:border="none"/>
    </style:style>
    <style:style style:name="Tableau1.C1" style:family="table-cell">
      <style:table-cell-properties fo:padding="0.097cm" fo:border="none"/>
    </style:style>
    <style:style style:name="Tableau1.D1" style:family="table-cell">
      <style:table-cell-properties fo:background-color="#7fb241" fo:padding="0.097cm" fo:border="none">
        <style:background-image/>
      </style:table-cell-properties>
    </style:style>
    <style:style style:name="Tableau1.A2" style:family="table-cell">
      <style:table-cell-properties fo:background-color="#d7e12c" fo:padding="0.097cm" fo:border-left="0.3pt solid #ffffff" fo:border-right="0.3pt solid #ffffff" fo:border-top="none" fo:border-bottom="1.05pt solid #ffffff">
        <style:background-image/>
      </style:table-cell-properties>
    </style:style>
    <style:style style:name="Tableau1.B2" style:family="table-cell">
      <style:table-cell-properties fo:padding="0.097cm" fo:border="none"/>
    </style:style>
    <style:style style:name="Tableau1.C2" style:family="table-cell">
      <style:table-cell-properties fo:padding="0.097cm" fo:border="none"/>
    </style:style>
    <style:style style:name="Tableau1.B3" style:family="table-cell">
      <style:table-cell-properties fo:padding="0.097cm" fo:border="none"/>
    </style:style>
    <style:style style:name="Tableau1.C3" style:family="table-cell">
      <style:table-cell-properties fo:padding="0.097cm" fo:border="none"/>
    </style:style>
    <style:style style:name="Tableau1.B4" style:family="table-cell">
      <style:table-cell-properties fo:padding="0.097cm" fo:border="none"/>
    </style:style>
    <style:style style:name="Tableau1.C4" style:family="table-cell">
      <style:table-cell-properties fo:padding="0.097cm" fo:border="none"/>
    </style:style>
    <style:style style:name="Tableau1.B5" style:family="table-cell">
      <style:table-cell-properties fo:padding="0.097cm" fo:border="none"/>
    </style:style>
    <style:style style:name="Tableau1.C5" style:family="table-cell">
      <style:table-cell-properties fo:padding="0.097cm" fo:border="none"/>
    </style:style>
    <style:style style:name="Tableau1.B6" style:family="table-cell">
      <style:table-cell-properties fo:padding="0.097cm" fo:border="none"/>
    </style:style>
    <style:style style:name="Tableau1.C6" style:family="table-cell">
      <style:table-cell-properties fo:padding="0.097cm" fo:border="none"/>
    </style:style>
    <style:style style:name="Tableau1.B7" style:family="table-cell">
      <style:table-cell-properties fo:padding="0.097cm" fo:border="none"/>
    </style:style>
    <style:style style:name="Tableau1.C7" style:family="table-cell">
      <style:table-cell-properties fo:padding="0.097cm" fo:border="none"/>
    </style:style>
    <style:style style:name="Tableau1.A8" style:family="table-cell">
      <style:table-cell-properties fo:background-color="#d7e12c" fo:padding="0.097cm" fo:border-left="0.3pt solid #ffffff" fo:border-right="0.3pt solid #ffffff" fo:border-top="none" fo:border-bottom="0.3pt solid #ffffff">
        <style:background-image/>
      </style:table-cell-properties>
    </style:style>
    <style:style style:name="Tableau1.B8" style:family="table-cell">
      <style:table-cell-properties fo:padding="0.097cm" fo:border="none"/>
    </style:style>
    <style:style style:name="Tableau1.C8" style:family="table-cell">
      <style:table-cell-properties fo:padding="0.097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1" style:family="paragraph" style:parent-style-name="Footer">
      <style:text-properties fo:text-transform="uppercase" fo:color="#808080" loext:opacity="100%" style:font-name="Bitstream Vera Sans7" fo:font-size="9pt" officeooo:rsid="00c49fa1" officeooo:paragraph-rsid="00c49fa1"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rsid="00c3ead6" officeooo:paragraph-rsid="00c3ead6"/>
    </style:style>
    <style:style style:name="P21" style:family="paragraph" style:parent-style-name="Footer">
      <style:text-properties officeooo:rsid="00c689ec" officeooo:paragraph-rsid="00c689ec"/>
    </style:style>
    <style:style style:name="P22" style:family="paragraph" style:parent-style-name="_5f_Paragraphe">
      <style:text-properties officeooo:rsid="00c49fa1" officeooo:paragraph-rsid="00c49fa1"/>
    </style:style>
    <style:style style:name="P23" style:family="paragraph" style:parent-style-name="_5f_Tableau_5f_Centré_5f_Gras">
      <style:text-properties fo:font-weight="normal" style:font-weight-asian="normal" style:font-weight-complex="normal"/>
    </style:style>
    <style:style style:name="P24" style:family="paragraph" style:parent-style-name="_5f_Paragraphe">
      <style:text-properties officeooo:paragraph-rsid="00b7f87b"/>
    </style:style>
    <style:style style:name="P25" style:family="paragraph" style:parent-style-name="Standard">
      <style:text-properties fo:color="#000000" loext:opacity="100%" style:font-name="Bitstream Vera Sans7" fo:font-size="10pt" officeooo:paragraph-rsid="00c689ec" fo:background-color="#ffff00"/>
    </style:style>
    <style:style style:name="P26" style:family="paragraph" style:parent-style-name="_5f_Paragraphe_5f_Réponse_5f_Pointillés_5f_Grisés">
      <style:text-properties fo:color="#000000" loext:opacity="100%" style:font-name="Bitstream Vera Sans7" fo:font-size="10pt" officeooo:paragraph-rsid="00c689ec" fo:background-color="#ffff00"/>
    </style:style>
    <style:style style:name="P27" style:family="paragraph" style:parent-style-name="_5f_Paragraphe">
      <style:text-properties officeooo:paragraph-rsid="00c689ec"/>
    </style:style>
    <style:style style:name="P28" style:family="paragraph" style:parent-style-name="_5f_Paragraphe_5f_Réponse_5f_Pointillés_5f_Grisés">
      <style:text-properties officeooo:paragraph-rsid="00c689ec"/>
    </style:style>
    <style:style style:name="P29" style:family="paragraph" style:parent-style-name="Footer">
      <style:text-properties officeooo:rsid="00178920" officeooo:paragraph-rsid="00178920"/>
    </style:style>
    <style:style style:name="P3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1" style:family="paragraph" style:parent-style-name="_5f_Footer_20_page_20_impaire_20__28_D_29_"/>
    <style:style style:name="P32" style:family="paragraph" style:parent-style-name="_5f_Footer_20_page_20_impaire_20__28_D_29_">
      <style:text-properties officeooo:rsid="00d45efc" officeooo:paragraph-rsid="00d45efc"/>
    </style:style>
    <style:style style:name="P33" style:family="paragraph" style:parent-style-name="_5f_Footer_20_page_20_paire_20__28_G_29_">
      <style:text-properties officeooo:rsid="00f0da56" officeooo:paragraph-rsid="00f0da56"/>
    </style:style>
    <style:style style:name="P34" style:family="paragraph" style:parent-style-name="_5f_Footer_20_page_20_paire_20__28_G_29_"/>
    <style:style style:name="P35" style:family="paragraph" style:parent-style-name="_5f_Header_20_D_20_page_20_paire_20__28_G_29_">
      <style:text-properties officeooo:rsid="005097e4" officeooo:paragraph-rsid="005097e4"/>
    </style:style>
    <style:style style:name="P36" style:family="paragraph" style:parent-style-name="_5f_Header_20_G_20_page_20_paire_20__28_G_29_">
      <style:text-properties officeooo:paragraph-rsid="0334a5be"/>
    </style:style>
    <style:style style:name="P37" style:family="paragraph" style:parent-style-name="_5f_Header_20_M_20_page_20_impaire_20__28_D_29_">
      <style:text-properties officeooo:rsid="00c689ec" officeooo:paragraph-rsid="00c689ec"/>
    </style:style>
    <style:style style:name="P38" style:family="paragraph" style:parent-style-name="_5f_Header_20_M_20_page_20_paire_20__28_G_29_">
      <style:text-properties officeooo:paragraph-rsid="02af0d27"/>
    </style:style>
    <style:style style:name="P3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0" style:family="paragraph" style:parent-style-name="_5f_Paragraphe_5f_Bullet" style:list-style-name="List_20_1">
      <style:paragraph-properties fo:text-align="end" style:justify-single-word="false"/>
    </style:style>
    <style:style style:name="P41" style:family="paragraph" style:parent-style-name="_5f_Paragraphe_5f_Réponse_5f_Elève" style:list-style-name="_5f_Numérotation_20_des_20_exercices">
      <style:text-properties officeooo:paragraph-rsid="00c689ec"/>
    </style:style>
    <style:style style:name="P42" style:family="paragraph" style:parent-style-name="_5f_Paragraphe_5f_Réponse_5f_Elève" style:list-style-name="_5f_Numérotation_20_des_20_exercices">
      <style:text-properties officeooo:paragraph-rsid="00c1f95f"/>
    </style:style>
    <style:style style:name="P43" style:family="paragraph" style:parent-style-name="_5f_Paragraphe_5f_Réponse_5f_Elève_5f_Fraction" style:list-style-name="_5f_Numérotation_20_des_20_exercices"/>
    <style:style style:name="P44" style:family="paragraph" style:parent-style-name="_5f_Paragraphe_5f_Réponse_5f_Pointillés_5f_Grisés" style:list-style-name="L1">
      <style:text-properties officeooo:paragraph-rsid="00c689ec"/>
    </style:style>
    <style:style style:name="P45" style:family="paragraph" style:parent-style-name="_5f_Paragraphe_5f_Réponse_5f_Pointillés_5f_Grisés" style:list-style-name="_5f_Numérotation_20_des_20_exercices">
      <style:text-properties fo:color="#000000" loext:opacity="100%" style:font-name="Bitstream Vera Sans7" fo:font-size="10pt" officeooo:paragraph-rsid="00c689ec" fo:background-color="#ffff00"/>
    </style:style>
    <style:style style:name="P46" style:family="paragraph" style:parent-style-name="_5f_Paragraphe_5f_Réponse_5f_Pointillés_5f_Grisés">
      <style:text-properties fo:color="#000000" loext:opacity="100%" style:font-name="Bitstream Vera Sans7" fo:font-size="10pt" officeooo:paragraph-rsid="00c7fa79" fo:background-color="#ffff00"/>
    </style:style>
    <style:style style:name="P47" style:family="paragraph" style:parent-style-name="_5f_Paragraphe_5f_Réponse_5f_Pointillés_5f_Grisés">
      <style:text-properties officeooo:paragraph-rsid="00c7fa79"/>
    </style:style>
    <style:style style:name="P48" style:family="paragraph" style:parent-style-name="_5f_Paragraphe_5f_avec_5f_Num_5f_Question" style:list-style-name="_5f_Numérotation_20_des_20_exercices"/>
    <style:style style:name="P49" style:family="paragraph" style:parent-style-name="_5f_Paragraphe_5f_avec_5f_Num_5f_Question" style:list-style-name="_5f_Numérotation_20_des_20_exercices">
      <style:text-properties officeooo:paragraph-rsid="00c689ec"/>
    </style:style>
    <style:style style:name="P50" style:family="paragraph" style:parent-style-name="_5f_Paragraphe_5f_avec_5f_Num_5f_Question" style:list-style-name="_5f_Numérotation_20_des_20_exercices">
      <style:text-properties officeooo:paragraph-rsid="00b96ed4"/>
    </style:style>
    <style:style style:name="P51" style:family="paragraph" style:parent-style-name="_5f_Premier_5f_Titre_5f_Exercices_5f_avec_5f_Num_20_Exo_5f_Avec_5f_Titre" style:list-style-name="_5f_Numérotation_20_des_20_exercices">
      <style:paragraph-properties fo:break-before="column"/>
    </style:style>
    <style:style style:name="P52" style:family="paragraph" style:parent-style-name="_5f_Premier_5f_Titre_5f_Exercices_5f_avec_5f_Num_5f_Exo_5f_sans_5f_Titre" style:list-style-name="_5f_Numérotation_20_des_20_exercices"/>
    <style:style style:name="P53"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54" style:family="paragraph" style:parent-style-name="_5f_Premier_5f_Titre_5f_Exercices_5f_avec_5f_Num_5f_Exo_5f_sans_5f_Titre" style:list-style-name="_5f_Numérotation_20_des_20_exercices">
      <style:paragraph-properties fo:break-before="column"/>
    </style:style>
    <style:style style:name="P55" style:family="paragraph" style:parent-style-name="_5f_Titre_5f_Exercices_5f_avec_5f_Titre" style:list-style-name="_5f_Numérotation_20_des_20_exercices"/>
    <style:style style:name="P56" style:family="paragraph" style:parent-style-name="_5f_Titre_5f_Exercices_5f_avec_5f_Titre" style:list-style-name="_5f_Numérotation_20_des_20_exercices">
      <style:text-properties officeooo:paragraph-rsid="00c1f95f"/>
    </style:style>
    <style:style style:name="P57" style:family="paragraph" style:parent-style-name="_5f_Titre_5f_Exercices_5f_avec_5f_Titre" style:list-style-name="_5f_Numérotation_20_des_20_exercices">
      <style:text-properties officeooo:paragraph-rsid="00b7f87b"/>
    </style:style>
    <style:style style:name="P58" style:family="paragraph" style:parent-style-name="_5f_Titre_5f_Exercices_5f_sans_5f_Titre" style:list-style-name="_5f_Numérotation_20_des_20_exercices"/>
    <style:style style:name="P59" style:family="paragraph" style:parent-style-name="_5f_Titre_5f_Exercices_5f_sans_5f_Titre" style:list-style-name="_5f_Numérotation_20_des_20_exercices">
      <style:text-properties officeooo:paragraph-rsid="00bdaa43"/>
    </style:style>
    <style:style style:name="P60" style:family="paragraph">
      <style:paragraph-properties fo:text-align="center"/>
    </style:style>
    <style:style style:name="P61"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2" style:family="paragraph">
      <loext:graphic-properties draw:fill="solid" draw:fill-color="#9d0f89"/>
    </style:style>
    <style:style style:name="P63" style:family="paragraph">
      <loext:graphic-properties draw:fill="solid" draw:fill-color="#7fb241"/>
    </style:style>
    <style:style style:name="P64" style:family="paragraph">
      <loext:graphic-properties draw:fill="solid" draw:fill-color="#d7e12c"/>
    </style:style>
    <style:style style:name="P65" style:family="paragraph">
      <loext:graphic-properties draw:fill="solid" draw:fill-color="#1ca2b8"/>
    </style:style>
    <style:style style:name="P6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style:style>
    <style:style style:name="T7" style:family="text">
      <style:text-properties fo:font-variant="small-caps" fo:color="#7fb241" loext:opacity="100%" style:font-name="Bitstream Vera Sans7" fo:font-size="16pt" fo:font-weight="bold" officeooo:rsid="02768590"/>
    </style:style>
    <style:style style:name="T8" style:family="text">
      <style:text-properties fo:font-variant="small-caps" fo:color="#7fb241" loext:opacity="100%" style:font-name="Bitstream Vera Sans7"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7" fo:font-size="9pt" fo:background-color="transparent" loext:char-shading-value="0"/>
    </style:style>
    <style:style style:name="T11" style:family="text">
      <style:text-properties fo:text-transform="uppercase" fo:color="#808080" loext:opacity="100%" style:font-name="Bitstream Vera Sans7" fo:font-size="9pt" officeooo:rsid="033506eb" fo:background-color="transparent" loext:char-shading-value="0"/>
    </style:style>
    <style:style style:name="T12" style:family="text">
      <style:text-properties fo:text-transform="uppercase" fo:color="#808080" loext:opacity="100%" style:font-name="Bitstream Vera Sans7" fo:font-size="9pt" officeooo:rsid="00d8520c" fo:background-color="transparent" loext:char-shading-value="0"/>
    </style:style>
    <style:style style:name="T13" style:family="text">
      <style:text-properties fo:text-transform="uppercase" fo:color="#808080" loext:opacity="100%" style:font-name="Bitstream Vera Sans7" fo:font-size="9pt" officeooo:rsid="030c4d7d" fo:background-color="transparent" loext:char-shading-value="0"/>
    </style:style>
    <style:style style:name="T14" style:family="text">
      <style:text-properties fo:text-transform="uppercase" fo:color="#808080" loext:opacity="100%" style:font-name="Bitstream Vera Sans7" fo:font-size="9pt" officeooo:rsid="0334510d" fo:background-color="transparent" loext:char-shading-value="0"/>
    </style:style>
    <style:style style:name="T15" style:family="text">
      <style:text-properties fo:text-transform="uppercase" fo:color="#808080" loext:opacity="100%" style:font-name="Bitstream Vera Sans7" fo:font-size="9pt" officeooo:rsid="015f088a" fo:background-color="transparent" loext:char-shading-value="0"/>
    </style:style>
    <style:style style:name="T16" style:family="text">
      <style:text-properties fo:text-transform="uppercase" fo:color="#808080" loext:opacity="100%" style:font-name="Bitstream Vera Sans7" fo:font-size="9pt" officeooo:rsid="010c4d3a" fo:background-color="transparent" loext:char-shading-value="0"/>
    </style:style>
    <style:style style:name="T17" style:family="text">
      <style:text-properties fo:text-transform="uppercase" fo:color="#808080" loext:opacity="100%" style:font-name="Bitstream Vera Sans7" fo:font-size="9pt" officeooo:rsid="010d212a" fo:background-color="transparent" loext:char-shading-value="0"/>
    </style:style>
    <style:style style:name="T18" style:family="text">
      <style:text-properties fo:text-transform="uppercase" fo:color="#808080" loext:opacity="100%" style:font-name="Bitstream Vera Sans7" fo:font-size="9pt" officeooo:rsid="015c53e1" fo:background-color="transparent" loext:char-shading-value="0"/>
    </style:style>
    <style:style style:name="T19" style:family="text">
      <style:text-properties fo:text-transform="uppercase" fo:color="#808080" loext:opacity="100%" style:font-name="Bitstream Vera Sans7" fo:font-size="9pt" officeooo:rsid="02af0d27" fo:background-color="transparent" loext:char-shading-value="0"/>
    </style:style>
    <style:style style:name="T20" style:family="text">
      <style:text-properties fo:text-transform="uppercase" fo:color="#808080" loext:opacity="100%" style:font-name="Bitstream Vera Sans7" fo:font-size="9pt" officeooo:rsid="02768590"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style:text-position="super 58%"/>
    </style:style>
    <style:style style:name="T30" style:family="text">
      <style:text-properties style:text-position="super 58%" officeooo:rsid="00b73d6a"/>
    </style:style>
    <style:style style:name="T31" style:family="text">
      <style:text-properties officeooo:rsid="00b73d6a"/>
    </style:style>
    <style:style style:name="T32" style:family="text">
      <style:text-properties style:text-position="0% 100%" officeooo:rsid="00b73d6a"/>
    </style:style>
    <style:style style:name="T33" style:family="text">
      <style:text-properties style:text-position="0% 100%" officeooo:rsid="00b96ed4"/>
    </style:style>
    <style:style style:name="T34" style:family="text">
      <style:text-properties style:text-position="0% 100%" officeooo:rsid="00c49fa1"/>
    </style:style>
    <style:style style:name="T35" style:family="text">
      <style:text-properties style:text-position="0% 100%" officeooo:rsid="00dae876" style:font-size-asian="10pt" style:font-size-complex="10pt"/>
    </style:style>
    <style:style style:name="T36" style:family="text">
      <style:text-properties style:text-position="0% 100%" officeooo:rsid="00dfce72" style:font-size-asian="10pt" style:font-size-complex="10pt"/>
    </style:style>
    <style:style style:name="T37" style:family="text">
      <style:text-properties style:text-position="0% 100%" officeooo:rsid="00df290d" style:font-size-asian="10pt" style:font-size-complex="10pt"/>
    </style:style>
    <style:style style:name="T38" style:family="text">
      <style:text-properties style:text-position="0% 100%" officeooo:rsid="00fb1dd5" style:font-size-asian="10pt" style:font-size-complex="10pt"/>
    </style:style>
    <style:style style:name="T39" style:family="text">
      <style:text-properties officeooo:rsid="00b7f87b"/>
    </style:style>
    <style:style style:name="T40" style:family="text">
      <style:text-properties officeooo:rsid="00b96ed4"/>
    </style:style>
    <style:style style:name="T41" style:family="text">
      <style:text-properties officeooo:rsid="00bdaa43"/>
    </style:style>
    <style:style style:name="T42" style:family="text">
      <style:text-properties officeooo:rsid="00be5ec9"/>
    </style:style>
    <style:style style:name="T43" style:family="text">
      <style:text-properties officeooo:rsid="00bf11a4"/>
    </style:style>
    <style:style style:name="T44" style:family="text">
      <style:text-properties officeooo:rsid="00c11366"/>
    </style:style>
    <style:style style:name="T45" style:family="text">
      <style:text-properties officeooo:rsid="00c49fa1"/>
    </style:style>
    <style:style style:name="T46" style:family="text">
      <style:text-properties officeooo:rsid="00f9efaa"/>
    </style:style>
    <style:style style:name="T47" style:family="text">
      <style:text-properties officeooo:rsid="00fd4946"/>
    </style:style>
    <style:style style:name="T48" style:family="text">
      <style:text-properties officeooo:rsid="00f96126"/>
    </style:style>
    <style:style style:name="T49" style:family="text">
      <style:text-properties fo:color="#000000" loext:opacity="100%" style:font-name="Bitstream Vera Sans5" fo:font-size="10pt" fo:font-style="normal" officeooo:rsid="00c26387" fo:background-color="#ffff00" loext:char-shading-value="0"/>
    </style:style>
    <style:style style:name="T50" style:family="text">
      <style:text-properties fo:color="#000000" loext:opacity="100%" style:font-name="Bitstream Vera Sans5" fo:font-size="10pt" fo:font-style="normal" officeooo:rsid="00c101c3" fo:background-color="#ffff00" loext:char-shading-value="0"/>
    </style:style>
    <style:style style:name="T51" style:family="text">
      <style:text-properties fo:color="#000000" loext:opacity="100%" style:font-name="Bitstream Vera Sans5" fo:font-size="10pt" fo:font-style="normal" officeooo:rsid="00d87a53" fo:background-color="#ffff00" loext:char-shading-value="0"/>
    </style:style>
    <style:style style:name="T52" style:family="text">
      <style:text-properties fo:color="#000000" loext:opacity="100%" style:text-position="super 58%" style:font-name="Bitstream Vera Sans5" fo:font-size="10pt" fo:font-style="normal" officeooo:rsid="00c101c3" fo:background-color="#ffff00" loext:char-shading-value="0"/>
    </style:style>
    <style:style style:name="T53" style:family="text">
      <style:text-properties fo:color="#000000" loext:opacity="100%" style:text-position="super 58%" style:font-name="Bitstream Vera Sans7" fo:font-size="10pt" officeooo:rsid="00c26387" fo:background-color="#ffff00" loext:char-shading-value="0"/>
    </style:style>
    <style:style style:name="T54" style:family="text">
      <style:text-properties fo:color="#000000" loext:opacity="100%" style:font-name="Bitstream Vera Sans7" fo:font-size="10pt" officeooo:rsid="00c26387" fo:background-color="#ffff00" loext:char-shading-value="0"/>
    </style:style>
    <style:style style:name="T55" style:family="text">
      <style:text-properties fo:color="#000000" loext:opacity="100%" style:font-name="Bitstream Vera Sans7" fo:font-size="10pt" officeooo:rsid="00e1a2e4" fo:background-color="#ffff00" loext:char-shading-value="0" style:font-size-asian="10pt" style:font-size-complex="10pt"/>
    </style:style>
    <style:style style:name="T56" style:family="text">
      <style:text-properties fo:color="#000000" loext:opacity="100%" style:font-name="Bitstream Vera Sans7" fo:font-size="10pt" officeooo:rsid="00fb1dd5" fo:background-color="#ffff00" loext:char-shading-value="0" style:font-size-asian="10pt" style:font-size-complex="10pt"/>
    </style:style>
    <style:style style:name="T57" style:family="text">
      <style:text-properties fo:color="#000000" loext:opacity="100%" style:font-name="Bitstream Vera Sans7" fo:font-size="10pt" officeooo:rsid="00fcd07b" fo:background-color="#ffff00" loext:char-shading-value="0" style:font-size-asian="10pt" style:font-size-complex="10pt"/>
    </style:style>
    <style:style style:name="T58" style:family="text">
      <style:text-properties fo:color="#000000" loext:opacity="100%" style:font-name="Bitstream Vera Sans7" fo:font-size="10pt" officeooo:rsid="00cd54c4" fo:background-color="#ffff00" loext:char-shading-value="0" style:font-size-asian="10pt" style:font-size-complex="10pt"/>
    </style:style>
    <style:style style:name="T59" style:family="text">
      <style:text-properties fo:color="#000000" loext:opacity="100%" style:font-name="Bitstream Vera Sans7" fo:font-size="10pt" officeooo:rsid="00d297a9" fo:background-color="#ffff00" loext:char-shading-value="0" style:font-size-asian="10pt" style:font-size-complex="10pt"/>
    </style:style>
    <style:style style:name="T60" style:family="text">
      <style:text-properties fo:color="#000000" loext:opacity="100%" style:font-name="Bitstream Vera Sans7" fo:font-size="10pt" officeooo:rsid="00ec89e8" fo:background-color="#ffff00" loext:char-shading-value="0" style:font-size-asian="10pt" style:font-size-complex="10pt"/>
    </style:style>
    <style:style style:name="T61" style:family="text">
      <style:text-properties fo:color="#000000" loext:opacity="100%" style:font-name="Bitstream Vera Sans7" fo:font-size="10pt" officeooo:rsid="00fd312b" fo:background-color="#ffff00" loext:char-shading-value="0" style:font-size-asian="10pt" style:font-size-complex="10pt"/>
    </style:style>
    <style:style style:name="T62" style:family="text">
      <style:text-properties fo:color="#000000" loext:opacity="100%" style:font-name="Bitstream Vera Sans7" fo:font-size="10pt" officeooo:rsid="00d486b6" fo:background-color="#ffff00" loext:char-shading-value="0" style:font-size-asian="10pt" style:font-size-complex="10pt"/>
    </style:style>
    <style:style style:name="T63" style:family="text">
      <style:text-properties fo:color="#000000" loext:opacity="100%" style:font-name="Bitstream Vera Sans7" fo:font-size="10pt" officeooo:rsid="00d558f0" fo:background-color="#ffff00" loext:char-shading-value="0" style:font-size-asian="10pt" style:font-size-complex="10pt"/>
    </style:style>
    <style:style style:name="T64" style:family="text">
      <style:text-properties fo:color="#000000" loext:opacity="100%" style:font-name="Bitstream Vera Sans7" fo:font-size="10pt" officeooo:rsid="00f67ca8" fo:background-color="#ffff00" loext:char-shading-value="0" style:font-size-asian="10pt" style:font-size-complex="10pt"/>
    </style:style>
    <style:style style:name="T65" style:family="text">
      <style:text-properties fo:color="#000000" loext:opacity="100%" style:font-name="Bitstream Vera Sans7" fo:font-size="10pt" officeooo:rsid="00b96ed4" fo:background-color="#ffff00" loext:char-shading-value="0" style:font-size-asian="10pt" style:font-size-complex="10pt"/>
    </style:style>
    <style:style style:name="T66" style:family="text">
      <style:text-properties fo:color="#000000" loext:opacity="100%" style:font-name="Bitstream Vera Sans7" fo:font-size="10pt" officeooo:rsid="00f22ee7" fo:background-color="#ffff00" loext:char-shading-value="0" style:font-size-asian="10pt" style:font-size-complex="10pt"/>
    </style:style>
    <style:style style:name="T67" style:family="text">
      <style:text-properties fo:color="#000000" loext:opacity="100%" style:font-name="Bitstream Vera Sans7" fo:font-size="10pt" officeooo:rsid="00f594e8" fo:background-color="#ffff00" loext:char-shading-value="0" style:font-size-asian="10pt" style:font-size-complex="10pt"/>
    </style:style>
    <style:style style:name="T68" style:family="text">
      <style:text-properties fo:color="#000000" loext:opacity="100%" style:font-name="Bitstream Vera Sans7" fo:font-size="10pt" fo:font-style="normal" officeooo:rsid="00cbb6d6" fo:background-color="#ffff00" loext:char-shading-value="0" style:font-size-asian="10pt" style:font-style-asian="normal" style:font-size-complex="10pt" style:font-style-complex="normal"/>
    </style:style>
    <style:style style:name="T69" style:family="text">
      <style:text-properties fo:color="#000000" loext:opacity="100%" style:font-name="Bitstream Vera Sans7" fo:font-size="10pt" fo:font-style="normal" officeooo:rsid="00fcd07b" fo:background-color="#ffff00" loext:char-shading-value="0" style:font-size-asian="10pt" style:font-style-asian="normal" style:font-size-complex="10pt" style:font-style-complex="normal"/>
    </style:style>
    <style:style style:name="T70" style:family="text">
      <style:text-properties fo:color="#000000" loext:opacity="100%" style:font-name="Bitstream Vera Sans7" fo:font-size="10pt" fo:font-style="normal" officeooo:rsid="00ccfffd" fo:background-color="#ffff00" loext:char-shading-value="0" style:font-size-asian="10pt" style:font-style-asian="normal" style:font-size-complex="10pt" style:font-style-complex="normal"/>
    </style:style>
    <style:style style:name="T71" style:family="text">
      <style:text-properties fo:color="#000000" loext:opacity="100%" style:font-name="Bitstream Vera Sans7" fo:font-size="10pt" fo:font-style="normal" officeooo:rsid="00b96ed4" fo:background-color="#ffff00" loext:char-shading-value="0" style:font-size-asian="10pt" style:font-style-asian="normal" style:font-size-complex="10pt" style:font-style-complex="normal"/>
    </style:style>
    <style:style style:name="T72" style:family="text">
      <style:text-properties fo:color="#000000" loext:opacity="100%" style:font-name="Bitstream Vera Sans7" fo:font-size="10pt" fo:font-style="normal" officeooo:rsid="00ec89e8" fo:background-color="#ffff00" loext:char-shading-value="0" style:font-size-asian="10pt" style:font-style-asian="normal" style:font-size-complex="10pt" style:font-style-complex="normal"/>
    </style:style>
    <style:style style:name="T73" style:family="text">
      <style:text-properties fo:color="#000000" loext:opacity="100%" style:font-name="Bitstream Vera Sans7" fo:font-size="10pt" fo:font-style="normal" officeooo:rsid="00fd312b" fo:background-color="#ffff00" loext:char-shading-value="0" style:font-size-asian="10pt" style:font-style-asian="normal" style:font-size-complex="10pt" style:font-style-complex="normal"/>
    </style:style>
    <style:style style:name="T74" style:family="text">
      <style:text-properties fo:color="#000000" loext:opacity="100%" style:font-name="Bitstream Vera Sans7" fo:font-size="10pt" fo:font-style="normal" officeooo:rsid="00d297a9" fo:background-color="#ffff00" loext:char-shading-value="0" style:font-size-asian="10pt" style:font-style-asian="normal" style:font-size-complex="10pt" style:font-style-complex="normal"/>
    </style:style>
    <style:style style:name="T75" style:family="text">
      <style:text-properties officeooo:rsid="00f993b3"/>
    </style:style>
    <style:style style:name="T76"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34c82"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7"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a9620"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8"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f9efaa"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9"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cfffd"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0"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fcd07b"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1"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e6363d"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2"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bb6d6"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3"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d297a9"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4"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ec89e8"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5"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fd312b"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6"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7fa79"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7"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34c82"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8"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f9efaa"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9"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6a79b"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0"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85761"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1"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fb1dd5"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2"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e010ba"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3"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7fa79"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4"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1f0c94" style:text-underline-mode="continuous" style:text-overline-mode="continuous" style:text-line-through-mode="continuous" style:letter-kerning="true" style:text-blinking="false"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5"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f9efaa" style:text-underline-mode="continuous" style:text-overline-mode="continuous" style:text-line-through-mode="continuous" style:letter-kerning="true" style:text-blinking="false"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6"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fb1dd5" style:text-underline-mode="continuous" style:text-overline-mode="continuous" style:text-line-through-mode="continuous" style:letter-kerning="true" style:text-blinking="false"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7"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1f0c94"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8"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fb1dd5"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9"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fcd07b"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0"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ccfffd"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1"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fd312b"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2" style:family="text">
      <style:text-properties fo:font-variant="normal" fo:text-transform="none" fo:color="#000000" loext:opacity="100%" style:text-outline="false" style:text-line-through-style="none" style:text-line-through-type="none" style:text-position="0% 100%" fo:font-size="10pt" fo:letter-spacing="normal" fo:text-shadow="none" style:text-underline-style="none" fo:font-weight="normal" officeooo:rsid="00f9efaa"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3" style:family="text">
      <style:text-properties fo:font-variant="normal" fo:text-transform="none" fo:color="#000000" loext:opacity="100%" style:text-outline="false" style:text-line-through-style="none" style:text-line-through-type="none" style:text-position="0% 100%" fo:font-size="10pt" fo:letter-spacing="normal" fo:text-shadow="none" style:text-underline-style="none" fo:font-weight="normal" officeooo:rsid="00fb1dd5"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4"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cbb6d6"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5"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fcd07b"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6"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e1a2e4"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7"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ccfffd"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8"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e71db6"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9"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d297a9"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0"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fd312b"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1"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f0c8e0"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2"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f594e8"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3"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f2e047"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officeooo:rsid="00cbb6d6"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5"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officeooo:rsid="00e1a2e4"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6"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officeooo:rsid="00fcd07b"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7"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officeooo:rsid="00f9efaa"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8"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officeooo:rsid="00c34c82" style:text-underline-mode="continuous" style:text-overline-mode="continuous" style:text-line-through-mode="continuous" style:letter-kerning="true" style:text-blinking="false"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9" style:family="text">
      <style:text-properties officeooo:rsid="00dae876" style:font-size-asian="10pt" style:font-size-complex="10pt"/>
    </style:style>
    <style:style style:name="T120" style:family="text">
      <style:text-properties officeooo:rsid="00f9efaa" style:font-size-asian="10pt" style:font-size-complex="10pt"/>
    </style:style>
    <style:style style:name="T121" style:family="text">
      <style:text-properties officeooo:rsid="00c34c82" style:font-size-asian="10pt" style:font-size-complex="10pt"/>
    </style:style>
    <style:style style:name="T122" style:family="text">
      <style:text-properties officeooo:rsid="00cbb6d6" style:font-size-asian="10pt" style:font-size-complex="10pt"/>
    </style:style>
    <style:style style:name="T123" style:family="text">
      <style:text-properties officeooo:rsid="00fb1dd5" style:font-size-asian="10pt" style:font-size-complex="10pt"/>
    </style:style>
    <style:style style:name="T124" style:family="text">
      <style:text-properties officeooo:rsid="00e010ba" style:font-size-asian="10pt" style:font-size-complex="10pt"/>
    </style:style>
    <style:style style:name="T125" style:family="text">
      <style:text-properties officeooo:rsid="00c7fa79" style:font-size-asian="10pt" style:font-size-complex="10pt"/>
    </style:style>
    <style:style style:name="T126" style:family="text">
      <style:text-properties officeooo:rsid="00e06d68" fo:background-color="#ffff00" loext:char-shading-value="0"/>
    </style:style>
    <style:style style:name="T127" style:family="text">
      <style:text-properties fo:font-size="10pt" officeooo:rsid="00e06d68" fo:background-color="#ffff00" loext:char-shading-value="0" style:font-size-asian="10pt" style:font-size-complex="10pt"/>
    </style:style>
    <style:style style:name="T128" style:family="text">
      <style:text-properties fo:font-size="10pt" officeooo:rsid="00fb1dd5" fo:background-color="#ffff00" loext:char-shading-value="0" style:font-size-asian="10pt" style:font-size-complex="10pt"/>
    </style:style>
    <style:style style:name="T129" style:family="text">
      <style:text-properties fo:font-size="10pt" officeooo:rsid="00e482d6" fo:background-color="#ffff00" loext:char-shading-value="0" style:font-size-asian="10pt" style:font-size-complex="10pt"/>
    </style:style>
    <style:style style:name="T130" style:family="text">
      <style:text-properties fo:font-size="10pt" officeooo:rsid="00fcd07b" fo:background-color="#ffff00" loext:char-shading-value="0" style:font-size-asian="10pt" style:font-size-complex="10pt"/>
    </style:style>
    <style:style style:name="T131" style:family="text">
      <style:text-properties fo:background-color="transparent" loext:char-shading-value="0"/>
    </style:style>
    <style:style style:name="T132" style:family="text">
      <style:text-properties officeooo:rsid="00d58997" fo:background-color="transparent" loext:char-shading-value="0"/>
    </style:style>
    <style:style style:name="T133" style:family="text">
      <style:text-properties officeooo:rsid="00e81d3c" fo:background-color="transparent" loext:char-shading-value="0"/>
    </style:style>
    <style:style style:name="T134" style:family="text">
      <style:text-properties officeooo:rsid="00fcd07b" fo:background-color="transparent" loext:char-shading-value="0"/>
    </style:style>
    <style:style style:name="T135"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wrap-influence-on-position="once-concurrent" loext:allow-overlap="true" draw:ole-draw-aspect="1"/>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5cm" svg:stroke-color="#ffcc00" draw:marker-start-width="0.58cm" draw:marker-end-width="0.58cm" draw:textarea-horizontal-align="center" draw:textarea-vertical-align="middle" fo:padding-top="0.076cm" fo:padding-bottom="0.076cm" fo:padding-left="0.076cm" fo:padding-right="0.07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43498352" text:style-name="_5f_Numérotation_20_des_20_exercices">
        <text:list-item>
          <text:h text:style-name="P53" text:outline-level="1"><text:span text:style-name="_5f_Caractères">Relie chaque objet à l’unité correspondante.</text:span></text:h>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h text:style-name="P23" text:outline-level="1">Longueur d’une clôture</text:h>
          </table:table-cell>
          <table:table-cell table:style-name="Tableau1.B1" office:value-type="string">
            <text:list text:style-name="List_20_1">
              <text:list-item>
                <text:h text:style-name="P40" text:outline-level="1"><draw:line text:anchor-type="paragraph" draw:z-index="84" draw:name="Forme1" draw:style-name="gr6" draw:text-style-name="P60" svg:x1="0.266cm" svg:y1="0.386cm" svg:x2="1.324cm" svg:y2="1.148cm"><text:p/></draw:line><draw:line text:anchor-type="paragraph" draw:z-index="88" draw:name="Forme 4" draw:style-name="gr6" draw:text-style-name="P60" svg:x1="0.182cm" svg:y1="3.653cm" svg:x2="1.325cm" svg:y2="0.386cm"><text:p/></draw:line></text:h>
              </text:list-item>
            </text:list>
          </table:table-cell>
          <table:table-cell table:style-name="Tableau1.C1" office:value-type="string">
            <text:list text:continue-numbering="true" text:style-name="List_20_1">
              <text:list-item>
                <text:h text:style-name="P40" text:outline-level="1"/>
              </text:list-item>
            </text:list>
          </table:table-cell>
          <table:table-cell table:style-name="Tableau1.D1" office:value-type="string">
            <text:h text:style-name="P22" text:outline-level="1">m<text:span text:style-name="T29">2</text:span></text:h>
          </table:table-cell>
        </table:table-row>
        <table:table-row table:style-name="Tableau1.1">
          <table:table-cell table:style-name="Tableau1.A2" office:value-type="string">
            <text:h text:style-name="P23" text:outline-level="1">Volume de béton</text:h>
          </table:table-cell>
          <table:table-cell table:style-name="Tableau1.B2" office:value-type="string">
            <text:list text:continue-numbering="true" text:style-name="List_20_1">
              <text:list-item>
                <text:h text:style-name="P40" text:outline-level="1"><draw:line text:anchor-type="paragraph" draw:z-index="85" draw:name="Forme 1" draw:style-name="gr6" draw:text-style-name="P60" svg:x1="0.219cm" svg:y1="0.377cm" svg:x2="1.325cm" svg:y2="1.137cm"><text:p/></draw:line></text:h>
              </text:list-item>
            </text:list>
          </table:table-cell>
          <table:table-cell table:style-name="Tableau1.C2" office:value-type="string">
            <text:list text:continue-numbering="true" text:style-name="List_20_1">
              <text:list-item>
                <text:h text:style-name="P40" text:outline-level="1"/>
              </text:list-item>
            </text:list>
          </table:table-cell>
          <table:table-cell table:style-name="Tableau1.D1" office:value-type="string">
            <text:h text:style-name="P22" text:outline-level="1">m</text:h>
          </table:table-cell>
        </table:table-row>
        <table:table-row table:style-name="Tableau1.1">
          <table:table-cell table:style-name="Tableau1.A2" office:value-type="string">
            <text:h text:style-name="P23" text:outline-level="1">Superficie d’un champ</text:h>
          </table:table-cell>
          <table:table-cell table:style-name="Tableau1.B3" office:value-type="string">
            <text:list text:continue-numbering="true" text:style-name="List_20_1">
              <text:list-item>
                <text:h text:style-name="P40" text:outline-level="1"><draw:line text:anchor-type="paragraph" draw:z-index="86" draw:name="Forme 2" draw:style-name="gr6" draw:text-style-name="P60" svg:x1="0.254cm" svg:y1="0.393cm" svg:x2="1.325cm" svg:y2="1.952cm"><text:p/></draw:line></text:h>
              </text:list-item>
            </text:list>
          </table:table-cell>
          <table:table-cell table:style-name="Tableau1.C3" office:value-type="string">
            <text:list text:continue-numbering="true" text:style-name="List_20_1">
              <text:list-item>
                <text:h text:style-name="P40" text:outline-level="1"/>
              </text:list-item>
            </text:list>
          </table:table-cell>
          <table:table-cell table:style-name="Tableau1.D1" office:value-type="string">
            <text:h text:style-name="P22" text:outline-level="1">m<text:span text:style-name="T29">3</text:span></text:h>
          </table:table-cell>
        </table:table-row>
        <table:table-row table:style-name="Tableau1.1">
          <table:table-cell table:style-name="Tableau1.A2" office:value-type="string">
            <text:h text:style-name="P23" text:outline-level="1">Contenance d’une baignoire</text:h>
          </table:table-cell>
          <table:table-cell table:style-name="Tableau1.B4" office:value-type="string">
            <text:list text:continue-numbering="true" text:style-name="List_20_1">
              <text:list-item>
                <text:h text:style-name="P40" text:outline-level="1"><draw:line text:anchor-type="paragraph" draw:z-index="87" draw:name="Forme 3" draw:style-name="gr6" draw:text-style-name="P60" svg:x1="0.254cm" svg:y1="0.383cm" svg:x2="1.374cm" svg:y2="2.805cm"><text:p/></draw:line><draw:line text:anchor-type="paragraph" draw:z-index="89" draw:name="Forme 5" draw:style-name="gr6" draw:text-style-name="P60" svg:x1="0.224cm" svg:y1="1.949cm" svg:x2="1.358cm" svg:y2="0.383cm"><text:p/></draw:line></text:h>
              </text:list-item>
            </text:list>
          </table:table-cell>
          <table:table-cell table:style-name="Tableau1.C4" office:value-type="string">
            <text:list text:continue-numbering="true" text:style-name="List_20_1">
              <text:list-item>
                <text:h text:style-name="P40" text:outline-level="1"/>
              </text:list-item>
            </text:list>
          </table:table-cell>
          <table:table-cell table:style-name="Tableau1.D1" office:value-type="string">
            <text:h text:style-name="P22" text:outline-level="1">cm<text:span text:style-name="T29">3</text:span></text:h>
          </table:table-cell>
        </table:table-row>
        <table:table-row table:style-name="Tableau1.1">
          <table:table-cell table:style-name="Tableau1.A2" office:value-type="string">
            <text:h text:style-name="P23" text:outline-level="1">Superficie d’une maison</text:h>
          </table:table-cell>
          <table:table-cell table:style-name="Tableau1.B5" office:value-type="string">
            <text:list text:continue-numbering="true" text:style-name="List_20_1">
              <text:list-item>
                <text:h text:style-name="P40" text:outline-level="1"/>
              </text:list-item>
            </text:list>
          </table:table-cell>
          <table:table-cell table:style-name="Tableau1.C5" office:value-type="string">
            <text:list text:continue-numbering="true" text:style-name="List_20_1">
              <text:list-item>
                <text:h text:style-name="P40" text:outline-level="1"/>
              </text:list-item>
            </text:list>
          </table:table-cell>
          <table:table-cell table:style-name="Tableau1.D1" office:value-type="string">
            <text:h text:style-name="P22" text:outline-level="1">ha</text:h>
          </table:table-cell>
        </table:table-row>
        <table:table-row table:style-name="Tableau1.1">
          <table:table-cell table:style-name="Tableau1.A2" office:value-type="string">
            <text:h text:style-name="P23" text:outline-level="1">Volume d’un dé</text:h>
          </table:table-cell>
          <table:table-cell table:style-name="Tableau1.B6" office:value-type="string">
            <text:list text:continue-numbering="true" text:style-name="List_20_1">
              <text:list-item>
                <text:h text:style-name="P40" text:outline-level="1"><draw:line text:anchor-type="paragraph" draw:z-index="91" draw:name="Forme 7" draw:style-name="gr6" draw:text-style-name="P60" svg:x1="0.252cm" svg:y1="1.942cm" svg:x2="1.374cm" svg:y2="0.404cm"><text:p/></draw:line></text:h>
              </text:list-item>
            </text:list>
          </table:table-cell>
          <table:table-cell table:style-name="Tableau1.C6" office:value-type="string">
            <text:list text:continue-numbering="true" text:style-name="List_20_1">
              <text:list-item>
                <text:h text:style-name="P40" text:outline-level="1"/>
              </text:list-item>
            </text:list>
          </table:table-cell>
          <table:table-cell table:style-name="Tableau1.D1" office:value-type="string">
            <text:h text:style-name="P22" text:outline-level="1">cm</text:h>
          </table:table-cell>
        </table:table-row>
        <table:table-row table:style-name="Tableau1.1">
          <table:table-cell table:style-name="Tableau1.A2" office:value-type="string">
            <text:h text:style-name="P23" text:outline-level="1">Masse d’un sac</text:h>
          </table:table-cell>
          <table:table-cell table:style-name="Tableau1.B7" office:value-type="string">
            <text:list text:continue-numbering="true" text:style-name="List_20_1">
              <text:list-item>
                <text:h text:style-name="P40" text:outline-level="1"><draw:line text:anchor-type="paragraph" draw:z-index="90" draw:name="Forme 6" draw:style-name="gr6" draw:text-style-name="P60" svg:x1="0.252cm" svg:y1="0.365cm" svg:x2="1.324cm" svg:y2="1.134cm"><text:p/></draw:line></text:h>
              </text:list-item>
            </text:list>
          </table:table-cell>
          <table:table-cell table:style-name="Tableau1.C7" office:value-type="string">
            <text:list text:continue-numbering="true" text:style-name="List_20_1">
              <text:list-item>
                <text:h text:style-name="P40" text:outline-level="1"/>
              </text:list-item>
            </text:list>
          </table:table-cell>
          <table:table-cell table:style-name="Tableau1.D1" office:value-type="string">
            <text:h text:style-name="P22" text:outline-level="1">L</text:h>
          </table:table-cell>
        </table:table-row>
        <table:table-row table:style-name="Tableau1.1">
          <table:table-cell table:style-name="Tableau1.A8" office:value-type="string">
            <text:h text:style-name="P23" text:outline-level="1">Taille d’un bébé</text:h>
          </table:table-cell>
          <table:table-cell table:style-name="Tableau1.B8" office:value-type="string">
            <text:list text:continue-numbering="true" text:style-name="List_20_1">
              <text:list-item>
                <text:h text:style-name="P40" text:outline-level="1"/>
              </text:list-item>
            </text:list>
          </table:table-cell>
          <table:table-cell table:style-name="Tableau1.C8" office:value-type="string">
            <text:list text:continue-numbering="true" text:style-name="List_20_1">
              <text:list-item>
                <text:h text:style-name="P40" text:outline-level="1"/>
              </text:list-item>
            </text:list>
          </table:table-cell>
          <table:table-cell table:style-name="Tableau1.D1" office:value-type="string">
            <text:h text:style-name="P22" text:outline-level="1">kg</text:h>
          </table:table-cell>
        </table:table-row>
      </table:table>
      <text:list text:continue-list="list3343498352" text:style-name="_5f_Numérotation_20_des_20_exercices">
        <text:list-item>
          <text:h text:style-name="P58" text:outline-level="1"><text:span text:style-name="_5f_Caractères">Lorsque cela est possible, donne </text:span><text:span text:style-name="_5f_Caractères"><text:span text:style-name="T42">l’</text:span></text:span><text:span text:style-name="_5f_Caractères">unité </text:span><text:span text:style-name="_5f_Caractères"><text:span text:style-name="T42">qui serait celle du résultat.</text:span></text:span></text:h>
        </text:list-item>
      </text:list>
      <text:section text:style-name="Sect1" text:name="Section14">
        <text:list text:continue-numbering="true" text:style-name="_5f_Numérotation_20_des_20_exercices">
          <text:list-item>
            <text:list>
              <text:list-item>
                <text:p text:style-name="P41"><text:span text:style-name="_5f_pointillés_20_gris">…</text:span><text:span text:style-name="_5f_pointillés_20_gris"><text:span text:style-name="T48"> </text:span></text:span><text:span text:style-name="_5f_Caractères">m</text:span><text:span text:style-name="_5f_Caractères"><text:span text:style-name="T48"> </text:span></text:span><text:span text:style-name="_5f_Caractères">×</text:span><text:span text:style-name="_5f_Caractères"><text:span text:style-name="T48"> </text:span></text:span><text:span text:style-name="_5f_pointillés_20_gris">…</text:span><text:span text:style-name="_5f_pointillés_20_gris"><text:span text:style-name="T48"> </text:span></text:span><text:span text:style-name="_5f_Caractères">m</text:span><text:span text:style-name="_5f_Caractères"><text:span text:style-name="T48">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pointillés_20_gris"><text:span text:style-name="T50">m² </text:span></text:span></text:p>
              </text:list-item>
              <text:list-item>
                <text:p text:style-name="P41"><text:span text:style-name="_5f_pointillés_20_gris">…</text:span><text:span text:style-name="_5f_pointillés_20_gris"><text:span text:style-name="T48"> </text:span></text:span><text:span text:style-name="_5f_Caractères">cm</text:span><text:span text:style-name="_5f_Caractères"><text:span text:style-name="T48"> </text:span></text:span><text:span text:style-name="_5f_Caractères">+</text:span><text:span text:style-name="_5f_Caractères"><text:span text:style-name="T48"> </text:span></text:span><text:span text:style-name="_5f_pointillés_20_gris">…</text:span><text:span text:style-name="_5f_pointillés_20_gris"><text:span text:style-name="T48"> </text:span></text:span><text:span text:style-name="_5f_Caractères">cm</text:span><text:span text:style-name="_5f_Caractères"><text:span text:style-name="T48"> </text:span></text:span><text:span text:style-name="_5f_Caractères">+</text:span><text:span text:style-name="_5f_Caractères"><text:span text:style-name="T48"> </text:span></text:span><text:span text:style-name="_5f_pointillés_20_gris">…</text:span><text:span text:style-name="_5f_pointillés_20_gris"><text:span text:style-name="T48"> </text:span></text:span><text:span text:style-name="_5f_Caractères">cm</text:span><text:span text:style-name="_5f_Caractères"><text:span text:style-name="T48">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pointillés_20_gris"><text:span text:style-name="T50">cm</text:span></text:span></text:p>
              </text:list-item>
              <text:list-item>
                <text:p text:style-name="P41"><text:span text:style-name="_5f_pointillés_20_gris">…</text:span><text:span text:style-name="_5f_pointillés_20_gris"><text:span text:style-name="T75"> </text:span></text:span><text:span text:style-name="_5f_Caractères">dm</text:span><text:span text:style-name="_5f_Caractères"><text:span text:style-name="T75"> </text:span></text:span><text:span text:style-name="_5f_Caractères">×</text:span><text:span text:style-name="_5f_Caractères"><text:span text:style-name="T75"> </text:span></text:span><text:span text:style-name="_5f_pointillés_20_gris">…</text:span><text:span text:style-name="_5f_pointillés_20_gris"><text:span text:style-name="T75"> </text:span></text:span><text:span text:style-name="_5f_Caractères">dm</text:span><text:span text:style-name="_5f_Caractères"><text:span text:style-name="T75"> </text:span></text:span><text:span text:style-name="_5f_Caractères">×</text:span><text:span text:style-name="_5f_Caractères"><text:span text:style-name="T75"> </text:span></text:span><text:span text:style-name="_5f_pointillés_20_gris">…</text:span><text:span text:style-name="_5f_pointillés_20_gris"><text:span text:style-name="T75"> </text:span></text:span><text:span text:style-name="_5f_Caractères">dm</text:span><text:span text:style-name="_5f_Caractères"><text:span text:style-name="T75">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pointillés_20_gris"><text:span text:style-name="T50">dm</text:span></text:span><text:span text:style-name="_5f_pointillés_20_gris"><text:span text:style-name="T52">3</text:span></text:span></text:p>
              </text:list-item>
              <text:list-item>
                <text:p text:style-name="P41"><text:span text:style-name="_5f_pointillés_20_gris">…</text:span><text:span text:style-name="_5f_pointillés_20_gris"><text:span text:style-name="T75"> </text:span></text:span><text:span text:style-name="_5f_Caractères">g</text:span><text:span text:style-name="_5f_Caractères"><text:span text:style-name="T75"> </text:span></text:span><text:span text:style-name="_5f_Caractères">×</text:span><text:span text:style-name="_5f_Caractères"><text:span text:style-name="T75"> </text:span></text:span><text:span text:style-name="_5f_pointillés_20_gris">…</text:span><text:span text:style-name="_5f_pointillés_20_gris"><text:span text:style-name="T75"> </text:span></text:span><text:span text:style-name="_5f_Caractères">g</text:span><text:span text:style-name="_5f_Caractères"><text:span text:style-name="T75">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pointillés_20_gris"><text:span text:style-name="T49">aucun sens</text:span></text:span></text:p>
              </text:list-item>
              <text:list-item>
                <text:p text:style-name="P41"><text:span text:style-name="_5f_pointillés_20_gris">…</text:span><text:span text:style-name="_5f_pointillés_20_gris"><text:span text:style-name="T75"> </text:span></text:span><text:span text:style-name="_5f_Caractères">g</text:span><text:span text:style-name="_5f_Caractères"><text:span text:style-name="T75"> </text:span></text:span><text:span text:style-name="_5f_Caractères">+</text:span><text:span text:style-name="_5f_Caractères"><text:span text:style-name="T75"> </text:span></text:span><text:span text:style-name="_5f_pointillés_20_gris">…</text:span><text:span text:style-name="_5f_pointillés_20_gris"><text:span text:style-name="T75"> </text:span></text:span><text:span text:style-name="_5f_Caractères">g</text:span><text:span text:style-name="_5f_Caractères"><text:span text:style-name="T75">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pointillés_20_gris"><text:span text:style-name="T49">g</text:span></text:span></text:p>
              </text:list-item>
              <text:list-item>
                <text:p text:style-name="P41"><text:span text:style-name="_5f_pointillés_20_gris">…</text:span><text:span text:style-name="_5f_pointillés_20_gris"><text:span text:style-name="T75"> </text:span></text:span><text:span text:style-name="_5f_Caractères">dL</text:span><text:span text:style-name="_5f_Caractères"><text:span text:style-name="T75"> </text:span></text:span><text:span text:style-name="_5f_Caractères">+</text:span><text:span text:style-name="_5f_Caractères"><text:span text:style-name="T75"> </text:span></text:span><text:span text:style-name="_5f_pointillés_20_gris">…</text:span><text:span text:style-name="_5f_pointillés_20_gris"><text:span text:style-name="T75"> </text:span></text:span><text:span text:style-name="_5f_Caractères">dL</text:span><text:span text:style-name="_5f_Caractères"><text:span text:style-name="T75"> </text:span></text:span><text:span text:style-name="_5f_Caractères">+</text:span><text:span text:style-name="_5f_Caractères"><text:span text:style-name="T75"> </text:span></text:span><text:span text:style-name="_5f_pointillés_20_gris">…</text:span><text:span text:style-name="_5f_pointillés_20_gris"><text:span text:style-name="T75"> </text:span></text:span><text:span text:style-name="_5f_Caractères">dL</text:span><text:span text:style-name="_5f_Caractères"><text:span text:style-name="T75">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pointillés_20_gris"><text:span text:style-name="T49">dL</text:span></text:span></text:p>
              </text:list-item>
              <text:list-item>
                <text:p text:style-name="P41"><text:span text:style-name="_5f_pointillés_20_gris">…</text:span><text:span text:style-name="_5f_pointillés_20_gris"><text:span text:style-name="T46"> </text:span></text:span><text:span text:style-name="_5f_Caractères">hm²</text:span><text:span text:style-name="_5f_Caractères"><text:span text:style-name="T46"> </text:span></text:span><text:span text:style-name="_5f_Caractères">×</text:span><text:span text:style-name="_5f_Caractères"><text:span text:style-name="T46"> </text:span></text:span><text:span text:style-name="_5f_pointillés_20_gris">…</text:span><text:span text:style-name="_5f_pointillés_20_gris"><text:span text:style-name="T46"> </text:span></text:span><text:span text:style-name="_5f_Caractères">hm</text:span><text:span text:style-name="_5f_Caractères"><text:span text:style-name="T46">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Caractères"><text:span text:style-name="T54">hm</text:span></text:span><text:span text:style-name="_5f_Caractères"><text:span text:style-name="T53">3</text:span></text:span><text:span text:style-name="_5f_Caractères"> </text:span></text:p>
              </text:list-item>
              <text:list-item>
                <text:p text:style-name="P41"><text:span text:style-name="_5f_pointillés_20_gris">…</text:span><text:span text:style-name="_5f_pointillés_20_gris"><text:span text:style-name="T46"> </text:span></text:span><text:span text:style-name="_5f_Caractères">hm²</text:span><text:span text:style-name="_5f_Caractères"><text:span text:style-name="T46"> </text:span></text:span><text:span text:style-name="_5f_Caractères">+</text:span><text:span text:style-name="_5f_Caractères"><text:span text:style-name="T46"> </text:span></text:span><text:span text:style-name="_5f_pointillés_20_gris">…</text:span><text:span text:style-name="_5f_pointillés_20_gris"><text:span text:style-name="T46"> </text:span></text:span><text:span text:style-name="_5f_Caractères">hm</text:span><text:span text:style-name="_5f_Caractères"><text:span text:style-name="T46">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pointillés_20_gris"><text:span text:style-name="T49">aucun sens</text:span></text:span></text:p>
              </text:list-item>
              <text:list-item>
                <text:p text:style-name="P41"><text:span text:style-name="_5f_pointillés_20_gris">…</text:span><text:span text:style-name="_5f_pointillés_20_gris"><text:span text:style-name="T46"> </text:span></text:span><text:span text:style-name="_5f_Caractères">h</text:span><text:span text:style-name="_5f_Caractères"><text:span text:style-name="T46"> </text:span></text:span><text:span text:style-name="_5f_Caractères">+</text:span><text:span text:style-name="_5f_Caractères"><text:span text:style-name="T46"> </text:span></text:span><text:span text:style-name="_5f_pointillés_20_gris">…</text:span><text:span text:style-name="_5f_pointillés_20_gris"><text:span text:style-name="T46"> </text:span></text:span><text:span text:style-name="_5f_Caractères">min</text:span><text:span text:style-name="_5f_Caractères"><text:span text:style-name="T46">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pointillés_20_gris"><text:span text:style-name="T49">h et min</text:span></text:span></text:p>
              </text:list-item>
              <text:list-item>
                <text:p text:style-name="P41"><text:span text:style-name="_5f_pointillés_20_gris">…</text:span><text:span text:style-name="_5f_pointillés_20_gris"><text:span text:style-name="T46"> </text:span></text:span><text:span text:style-name="_5f_Caractères">dm³</text:span><text:span text:style-name="_5f_Caractères"><text:span text:style-name="T46"> </text:span></text:span><text:span text:style-name="_5f_Caractères">+</text:span><text:span text:style-name="_5f_Caractères"><text:span text:style-name="T46"> </text:span></text:span><text:span text:style-name="_5f_pointillés_20_gris">…</text:span><text:span text:style-name="_5f_pointillés_20_gris"><text:span text:style-name="T46"> </text:span></text:span><text:span text:style-name="_5f_Caractères">dL</text:span><text:span text:style-name="_5f_Caractères"><text:span text:style-name="T46">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pointillés_20_gris"><text:span text:style-name="T49">dm³ ou dL </text:span></text:span><text:span text:style-name="_5f_pointillés_20_gris"><text:span text:style-name="T51">après conversion dans l’une ou l’autre des unités.</text:span></text:span></text:p>
              </text:list-item>
              <text:list-item>
                <text:p text:style-name="P41"><text:span text:style-name="_5f_pointillés_20_gris">…</text:span><text:span text:style-name="_5f_pointillés_20_gris"><text:span text:style-name="T46"> </text:span></text:span><text:span text:style-name="_5f_Caractères">ha</text:span><text:span text:style-name="_5f_Caractères"><text:span text:style-name="T46"> </text:span></text:span><text:span text:style-name="_5f_Caractères">+</text:span><text:span text:style-name="_5f_Caractères"><text:span text:style-name="T46"> </text:span></text:span><text:span text:style-name="_5f_pointillés_20_gris">…</text:span><text:span text:style-name="_5f_pointillés_20_gris"><text:span text:style-name="T46"> </text:span></text:span><text:span text:style-name="_5f_Caractères">m²</text:span><text:span text:style-name="_5f_Caractères"><text:span text:style-name="T46"> </text:span></text:span><text:span text:style-name="_5f_Caractères">=</text:span><text:span text:style-name="_5f_Caractères"><text:span text:style-name="T47"> </text:span></text:span><text:span text:style-name="_5f_pointillés_20_gris">…</text:span><text:span text:style-name="_5f_Caractères"><text:span text:style-name="T48"> </text:span></text:span><text:span text:style-name="_5f_pointillés_20_gris"><text:span text:style-name="T49">ha ou m² </text:span></text:span></text:p>
              </text:list-item>
            </text:list>
          </text:list-item>
          <text:list-item>
            <text:h text:style-name="P56" text:outline-level="1"><text:span text:style-name="Character_5f_20_5f_style"><text:span text:style-name="T31">Vitesse</text:span></text:span></text:h>
            <text:list>
              <text:list-item>
                <text:p text:style-name="P43"><text:span text:style-name="Character_5f_20_5f_style"><text:span text:style-name="T31">Complète par une fraction : 15 min = </text:span></text:span><text:span text:style-name="_5f_pointillés_20_gris"><text:span text:style-name="T31"><draw:frame draw:style-name="fr5" draw:name="Objet63" text:anchor-type="as-char" svg:y="-0.563cm" svg:width="0.665cm" svg:height="0.887cm" draw:z-index="92"><draw:object xlink:href="./Object 1" xlink:type="simple" xlink:show="embed" xlink:actuate="onLoad"/><draw:image xlink:href="./ObjectReplacements/Object 1" xlink:type="simple" xlink:show="embed" xlink:actuate="onLoad"/><svg:desc>formula</svg:desc></draw:frame></text:span></text:span><text:span text:style-name="Character_5f_20_5f_style"><text:span text:style-name="T31"><text:s/>h.</text:span></text:span></text:p>
              </text:list-item>
              <text:list-item>
                <text:p text:style-name="P42"><text:span text:style-name="Character_5f_20_5f_style"><text:span text:style-name="T31">Un cycliste roule à 24 km.h</text:span></text:span><text:span text:style-name="Character_5f_20_5f_style"><text:span text:style-name="T30">-1</text:span></text:span><text:span text:style-name="Character_5f_20_5f_style"><text:span text:style-name="T32">. Combien parcourt-il de mètres en 15 minutes ?</text:span></text:span></text:p>
              </text:list-item>
            </text:list>
          </text:list-item>
        </text:list>
        <text:p text:style-name="P26"><text:span text:style-name="Character_5f_20_5f_style"><text:span text:style-name="T119">Calcul de la distance parcourue en </text:span></text:span><text:span text:style-name="Character_5f_20_5f_style"><text:span text:style-name="T125">15</text:span></text:span><text:span text:style-name="Character_5f_20_5f_style"><text:span text:style-name="T120"> </text:span></text:span><text:span text:style-name="Character_5f_20_5f_style"><text:span text:style-name="T119">min</text:span></text:span><text:span text:style-name="Character_5f_20_5f_style"><text:span text:style-name="T120"> </text:span></text:span><text:span text:style-name="Character_5f_20_5f_style"><text:span text:style-name="T119">:</text:span></text:span></text:p>
        <text:p text:style-name="P26"><text:span text:style-name="Character_5f_20_5f_style"><text:span text:style-name="T125">24</text:span></text:span><text:span text:style-name="Character_5f_20_5f_style"><text:span text:style-name="T120"> </text:span></text:span><text:span text:style-name="Character_5f_20_5f_style"><text:span text:style-name="T121">km</text:span></text:span><text:span text:style-name="_5f_pointillés_20_gris"><text:span text:style-name="T102"> </text:span></text:span><text:span text:style-name="Police_20_défaut"><text:span text:style-name="T94">÷</text:span></text:span><text:span text:style-name="Police_20_défaut"><text:span text:style-name="T95"> </text:span></text:span><text:span text:style-name="Police_20_défaut"><text:span text:style-name="T93">4</text:span></text:span><text:span text:style-name="Police_20_défaut"><text:span text:style-name="T88"> </text:span></text:span><text:span text:style-name="Police_20_défaut"><text:span text:style-name="T87">=</text:span></text:span><text:span text:style-name="Police_20_défaut"><text:span text:style-name="T88"> </text:span></text:span><text:span text:style-name="Police_20_défaut"><text:span text:style-name="T87">6</text:span></text:span><text:span text:style-name="Police_20_défaut"><text:span text:style-name="T88"> </text:span></text:span><text:span text:style-name="Police_20_défaut"><text:span text:style-name="T87">km</text:span></text:span></text:p>
        <text:p text:style-name="P47"><text:span text:style-name="Police_20_défaut"><text:span text:style-name="T76">Donc, </text:span></text:span><text:span text:style-name="Police_20_défaut"><text:span text:style-name="T77">en </text:span></text:span><text:span text:style-name="Police_20_défaut"><text:span text:style-name="T86">15</text:span></text:span><text:span text:style-name="Police_20_défaut"><text:span text:style-name="T78"> </text:span></text:span><text:span text:style-name="Police_20_défaut"><text:span text:style-name="T77">minutes, </text:span></text:span><text:span text:style-name="Police_20_défaut"><text:span text:style-name="T86">le cycliste</text:span></text:span><text:span text:style-name="Police_20_défaut"><text:span text:style-name="T76"> parcourt 6</text:span></text:span><text:span text:style-name="Police_20_défaut"><text:span text:style-name="T78"> </text:span></text:span><text:span text:style-name="Police_20_défaut"><text:span text:style-name="T86">000</text:span></text:span><text:span text:style-name="Police_20_défaut"><text:span text:style-name="T78"> </text:span></text:span><text:span text:style-name="Police_20_défaut"><text:span text:style-name="T76">m.</text:span></text:span></text:p>
      </text:section>
      <text:list xml:id="list190201378198499" text:continue-numbering="true" text:style-name="_5f_Numérotation_20_des_20_exercices">
        <text:list-header>
          <text:h text:style-name="P57" text:outline-level="1"><text:span text:style-name="Character_5f_20_5f_style"/></text:h>
        </text:list-header>
        <text:list-item>
          <text:h text:style-name="P51" text:outline-level="1"><text:span text:style-name="Character_5f_20_5f_style">Partage</text:span></text:h>
        </text:list-item>
      </text:list>
      <text:h text:style-name="P24" text:outline-level="1"><text:span text:style-name="Character_5f_20_5f_style"><text:span text:style-name="T39">Un frère et une sœur se partagent un jardin de 1</text:span></text:span><text:span text:style-name="Character_5f_20_5f_style"><text:span text:style-name="T43"> </text:span></text:span><text:span text:style-name="Character_5f_20_5f_style"><text:span text:style-name="T39">ha dans un ratio de 1:3. Quelles sont les surface</text:span></text:span><text:span text:style-name="Character_5f_20_5f_style"><text:span text:style-name="T44">s</text:span></text:span><text:span text:style-name="Character_5f_20_5f_style"><text:span text:style-name="T39"> respectives de chaque part, en mètres carrés ?</text:span></text:span></text:h>
      <text:h text:style-name="P27" text:outline-level="1"><text:span text:style-name="Character_5f_20_5f_style"><text:span text:style-name="T126">C</text:span></text:span><text:span text:style-name="Character_5f_20_5f_style"><text:span text:style-name="T127">alcul de la superficie de chaque part</text:span></text:span><text:span text:style-name="Character_5f_20_5f_style"><text:span text:style-name="T128"> </text:span></text:span><text:span text:style-name="Character_5f_20_5f_style"><text:span text:style-name="T127">:</text:span></text:span></text:h>
      <text:h text:style-name="P27" text:outline-level="1"><text:span text:style-name="Character_5f_20_5f_style"><text:span text:style-name="T127">Comme le r</text:span></text:span><text:span text:style-name="Character_5f_20_5f_style"><text:span text:style-name="T128">a</text:span></text:span><text:span text:style-name="Character_5f_20_5f_style"><text:span text:style-name="T127">tio est 1:3, le terrain est partagé en </text:span></text:span><text:span text:style-name="Character_5f_20_5f_style"><text:span text:style-name="T128">quatre</text:span></text:span><text:span text:style-name="Character_5f_20_5f_style"><text:span text:style-name="T127"> parts égales, le frère reçoit une de ces parts et la sœur, les trois autres.</text:span></text:span></text:h>
      <text:p text:style-name="P26"><text:span text:style-name="Character_5f_20_5f_style"><text:span text:style-name="T122">1</text:span></text:span><text:span text:style-name="Character_5f_20_5f_style"><text:span text:style-name="T123"> </text:span></text:span><text:span text:style-name="Character_5f_20_5f_style"><text:span text:style-name="T122">ha</text:span></text:span><text:span text:style-name="Character_5f_20_5f_style"><text:span text:style-name="T123"> </text:span></text:span><text:span text:style-name="Character_5f_20_5f_style"><text:span text:style-name="T122">=</text:span></text:span><text:span text:style-name="Character_5f_20_5f_style"><text:span text:style-name="T123"> </text:span></text:span><text:span text:style-name="Character_5f_20_5f_style"><text:span text:style-name="T122">10</text:span></text:span><text:span text:style-name="Character_5f_20_5f_style"><text:span text:style-name="T123"> </text:span></text:span><text:span text:style-name="Character_5f_20_5f_style"><text:span text:style-name="T122">000</text:span></text:span><text:span text:style-name="Character_5f_20_5f_style"><text:span text:style-name="T123"> </text:span></text:span><text:span text:style-name="Character_5f_20_5f_style"><text:span text:style-name="T122">m² </text:span></text:span></text:p>
      <text:list text:style-name="L1">
        <text:list-item>
          <text:p text:style-name="P44"><text:span text:style-name="Character_5f_20_5f_style"><text:span text:style-name="T55">part du frère</text:span></text:span><text:span text:style-name="Character_5f_20_5f_style"><text:span text:style-name="T56"> </text:span></text:span><text:span text:style-name="Character_5f_20_5f_style"><text:span text:style-name="T55">: 10</text:span></text:span><text:span text:style-name="Character_5f_20_5f_style"><text:span text:style-name="T56"> </text:span></text:span><text:span text:style-name="Character_5f_20_5f_style"><text:span text:style-name="T55">000</text:span></text:span><text:span text:style-name="Character_5f_20_5f_style"><text:span text:style-name="T56"> </text:span></text:span><text:span text:style-name="Character_5f_20_5f_style"><text:span text:style-name="T55">m²</text:span></text:span><text:span text:style-name="Character_5f_20_5f_style"><text:span text:style-name="T56"> </text:span></text:span><text:span text:style-name="Police_20_défaut"><text:span text:style-name="T97">÷</text:span></text:span><text:span text:style-name="Police_20_défaut"><text:span text:style-name="T98"> </text:span></text:span><text:span text:style-name="Character_5f_20_5f_style"><text:span text:style-name="T55">4</text:span></text:span><text:span text:style-name="Character_5f_20_5f_style"><text:span text:style-name="T56"> </text:span></text:span><text:span text:style-name="Character_5f_20_5f_style"><text:span text:style-name="T55">=</text:span></text:span><text:span text:style-name="Character_5f_20_5f_style"><text:span text:style-name="T56"> </text:span></text:span><text:span text:style-name="Character_5f_20_5f_style"><text:span text:style-name="T55">2</text:span></text:span><text:span text:style-name="Character_5f_20_5f_style"><text:span text:style-name="T56"> </text:span></text:span><text:span text:style-name="Character_5f_20_5f_style"><text:span text:style-name="T55">500</text:span></text:span><text:span text:style-name="Character_5f_20_5f_style"><text:span text:style-name="T56"> </text:span></text:span><text:span text:style-name="Character_5f_20_5f_style"><text:span text:style-name="T55">m²</text:span></text:span></text:p>
        </text:list-item>
        <text:list-item>
          <text:p text:style-name="P44"><text:span text:style-name="Character_5f_20_5f_style"><text:span text:style-name="T55">part de la sœur</text:span></text:span><text:span text:style-name="Character_5f_20_5f_style"><text:span text:style-name="T57"> </text:span></text:span><text:span text:style-name="Character_5f_20_5f_style"><text:span text:style-name="T55">: </text:span></text:span><text:span text:style-name="_5f_pointillés_20_gris"><text:span text:style-name="T68">3</text:span></text:span><text:span text:style-name="_5f_pointillés_20_gris"><text:span text:style-name="T69"> </text:span></text:span><text:span text:style-name="Police_20_défaut"><text:span text:style-name="T97">×</text:span></text:span><text:span text:style-name="Police_20_défaut"><text:span text:style-name="T99"> </text:span></text:span><text:span text:style-name="Character_5f_20_5f_style"><text:span text:style-name="T104">2</text:span></text:span><text:span text:style-name="Character_5f_20_5f_style"><text:span text:style-name="T105"> </text:span></text:span><text:span text:style-name="Character_5f_20_5f_style"><text:span text:style-name="T104">500</text:span></text:span><text:span text:style-name="Character_5f_20_5f_style"><text:span text:style-name="T105"> </text:span></text:span><text:span text:style-name="Character_5f_20_5f_style"><text:span text:style-name="T106">m²</text:span></text:span><text:span text:style-name="Character_5f_20_5f_style"><text:span text:style-name="T105"> </text:span></text:span><text:span text:style-name="Character_5f_20_5f_style"><text:span text:style-name="T104">=</text:span></text:span><text:span text:style-name="Character_5f_20_5f_style"><text:span text:style-name="T105"> </text:span></text:span><text:span text:style-name="Character_5f_20_5f_style"><text:span text:style-name="T104">7</text:span></text:span><text:span text:style-name="Character_5f_20_5f_style"><text:span text:style-name="T105"> </text:span></text:span><text:span text:style-name="Character_5f_20_5f_style"><text:span text:style-name="T104">500</text:span></text:span><text:span text:style-name="Character_5f_20_5f_style"><text:span text:style-name="T105"> </text:span></text:span><text:span text:style-name="Character_5f_20_5f_style"><text:span text:style-name="T106">m²</text:span></text:span></text:p>
        </text:list-item>
      </text:list>
      <text:p text:style-name="P25"><text:span text:style-name="Character_5f_20_5f_style"><text:span text:style-name="T114">Le frère et la sœur </text:span></text:span><text:span text:style-name="Character_5f_20_5f_style"><text:span text:style-name="T115">auront </text:span></text:span><text:span text:style-name="Character_5f_20_5f_style"><text:span text:style-name="T114">respectivement 2</text:span></text:span><text:span text:style-name="Character_5f_20_5f_style"><text:span text:style-name="T116"> </text:span></text:span><text:span text:style-name="Character_5f_20_5f_style"><text:span text:style-name="T114">500</text:span></text:span><text:span text:style-name="Character_5f_20_5f_style"><text:span text:style-name="T116"> </text:span></text:span><text:span text:style-name="Character_5f_20_5f_style"><text:span text:style-name="T114">m² et 7</text:span></text:span><text:span text:style-name="Character_5f_20_5f_style"><text:span text:style-name="T116"> </text:span></text:span><text:span text:style-name="Character_5f_20_5f_style"><text:span text:style-name="T114">500</text:span></text:span><text:span text:style-name="Character_5f_20_5f_style"><text:span text:style-name="T116"> </text:span></text:span><text:span text:style-name="Character_5f_20_5f_style"><text:span text:style-name="T114">m².</text:span></text:span></text:p>
      <text:list text:continue-list="list190201378198499" text:style-name="_5f_Numérotation_20_des_20_exercices">
        <text:list-item>
          <text:h text:style-name="P59" text:outline-level="1"><text:span text:style-name="Character_5f_20_5f_style"><text:span text:style-name="T40">Un cube de 3 m d’arête se remplit à la vitesse de 5 litres par minute. </text:span></text:span></text:h>
          <text:list>
            <text:list-item>
              <text:p text:style-name="P48"><text:span text:style-name="Character_5f_20_5f_style">Exprime la durée totale nécessaire pour que le cube soit plein. </text:span></text:p>
              <text:p text:style-name="P49"><text:span text:style-name="Character_5f_20_5f_style"><text:span text:style-name="T129">Calcul de la durée totale nécessaire</text:span></text:span><text:span text:style-name="Character_5f_20_5f_style"><text:span text:style-name="T130"> </text:span></text:span><text:span text:style-name="Character_5f_20_5f_style"><text:span text:style-name="T129">:</text:span></text:span></text:p>
            </text:list-item>
          </text:list>
        </text:list-item>
      </text:list>
      <text:p text:style-name="P28"><text:span text:style-name="_5f_pointillés_20_gris"><text:span text:style-name="T69">(</text:span></text:span><text:span text:style-name="_5f_pointillés_20_gris"><text:span text:style-name="T68">3</text:span></text:span><text:span text:style-name="_5f_pointillés_20_gris"><text:span text:style-name="T69"> </text:span></text:span><text:span text:style-name="_5f_pointillés_20_gris"><text:span text:style-name="T70">m</text:span></text:span><text:span text:style-name="_5f_pointillés_20_gris"><text:span text:style-name="T69"> </text:span></text:span><text:span text:style-name="Police_20_défaut"><text:span text:style-name="T97">×</text:span></text:span><text:span text:style-name="Police_20_défaut"><text:span text:style-name="T99"> </text:span></text:span><text:span text:style-name="_5f_pointillés_20_gris"><text:span text:style-name="T104">3</text:span></text:span><text:span text:style-name="_5f_pointillés_20_gris"><text:span text:style-name="T105"> </text:span></text:span><text:span text:style-name="_5f_pointillés_20_gris"><text:span text:style-name="T107">m</text:span></text:span><text:span text:style-name="_5f_pointillés_20_gris"><text:span text:style-name="T105"> </text:span></text:span><text:span text:style-name="Police_20_défaut"><text:span text:style-name="T97">×</text:span></text:span><text:span text:style-name="Police_20_défaut"><text:span text:style-name="T99"> </text:span></text:span><text:span text:style-name="_5f_pointillés_20_gris"><text:span text:style-name="T104">3</text:span></text:span><text:span text:style-name="_5f_pointillés_20_gris"><text:span text:style-name="T105"> </text:span></text:span><text:span text:style-name="_5f_pointillés_20_gris"><text:span text:style-name="T107">m</text:span></text:span><text:span text:style-name="_5f_pointillés_20_gris"><text:span text:style-name="T105">) </text:span></text:span><text:span text:style-name="Police_20_défaut"><text:span text:style-name="T97">÷</text:span></text:span><text:span text:style-name="Police_20_défaut"><text:span text:style-name="T99"> </text:span></text:span><text:span text:style-name="Police_20_défaut"><text:span text:style-name="T79">5</text:span></text:span><text:span text:style-name="Police_20_défaut"><text:span text:style-name="T80"> </text:span></text:span><text:span text:style-name="Police_20_défaut"><text:span text:style-name="T81">L/min</text:span></text:span></text:p>
      <text:p text:style-name="P28"><text:span text:style-name="Police_20_défaut"><text:span text:style-name="T100">=</text:span></text:span><text:span text:style-name="Police_20_défaut"><text:span text:style-name="T99"> </text:span></text:span><text:span text:style-name="Police_20_défaut"><text:span text:style-name="T79">27</text:span></text:span><text:span text:style-name="Police_20_défaut"><text:span text:style-name="T80"> </text:span></text:span><text:span text:style-name="Police_20_défaut"><text:span text:style-name="T79">m³</text:span></text:span><text:span text:style-name="Police_20_défaut"><text:span text:style-name="T80"> </text:span></text:span><text:span text:style-name="Police_20_défaut"><text:span text:style-name="T97">÷</text:span></text:span><text:span text:style-name="Police_20_défaut"><text:span text:style-name="T99"> </text:span></text:span><text:span text:style-name="Police_20_défaut"><text:span text:style-name="T79">5</text:span></text:span><text:span text:style-name="Police_20_défaut"><text:span text:style-name="T80"> </text:span></text:span><text:span text:style-name="Police_20_défaut"><text:span text:style-name="T81">L/min</text:span></text:span></text:p>
      <text:p text:style-name="P28"><text:span text:style-name="Police_20_défaut"><text:span text:style-name="T100">=</text:span></text:span><text:span text:style-name="Police_20_défaut"><text:span text:style-name="T99"> </text:span></text:span><text:span text:style-name="Police_20_défaut"><text:span text:style-name="T79">27</text:span></text:span><text:span text:style-name="Police_20_défaut"><text:span text:style-name="T80"> </text:span></text:span><text:span text:style-name="Police_20_défaut"><text:span text:style-name="T79">000</text:span></text:span><text:span text:style-name="Police_20_défaut"><text:span text:style-name="T80"> </text:span></text:span><text:span text:style-name="Police_20_défaut"><text:span text:style-name="T79">L</text:span></text:span><text:span text:style-name="Police_20_défaut"><text:span text:style-name="T80"> </text:span></text:span><text:span text:style-name="Police_20_défaut"><text:span text:style-name="T97">÷</text:span></text:span><text:span text:style-name="Police_20_défaut"><text:span text:style-name="T99"> </text:span></text:span><text:span text:style-name="Police_20_défaut"><text:span text:style-name="T79">5</text:span></text:span><text:span text:style-name="Police_20_défaut"><text:span text:style-name="T81">L/min</text:span></text:span><text:span text:style-name="Police_20_défaut"><text:span text:style-name="T79"> </text:span></text:span></text:p>
      <text:p text:style-name="P28"><text:span text:style-name="Police_20_défaut"><text:span text:style-name="T82">=</text:span></text:span><text:span text:style-name="Character_5f_20_5f_style"><text:span text:style-name="T105"> </text:span></text:span><text:span text:style-name="Character_5f_20_5f_style"><text:span text:style-name="T107">5</text:span></text:span><text:span text:style-name="Character_5f_20_5f_style"><text:span text:style-name="T105"> </text:span></text:span><text:span text:style-name="Character_5f_20_5f_style"><text:span text:style-name="T107">400</text:span></text:span><text:span text:style-name="Character_5f_20_5f_style"><text:span text:style-name="T105"> </text:span></text:span><text:span text:style-name="Character_5f_20_5f_style"><text:span text:style-name="T108">min</text:span></text:span></text:p>
      <text:p text:style-name="P28"><text:span text:style-name="Police_20_défaut"><text:span text:style-name="T79">Ce cube se remplit en 5</text:span></text:span><text:span text:style-name="Police_20_défaut"><text:span text:style-name="T80"> </text:span></text:span><text:span text:style-name="Police_20_défaut"><text:span text:style-name="T79">400</text:span></text:span><text:span text:style-name="Police_20_défaut"><text:span text:style-name="T80"> </text:span></text:span><text:span text:style-name="Police_20_défaut"><text:span text:style-name="T79">min.</text:span></text:span></text:p>
      <text:list text:continue-numbering="true" text:style-name="_5f_Numérotation_20_des_20_exercices">
        <text:list-item>
          <text:list>
            <text:list-item>
              <text:p text:style-name="P49"><text:span text:style-name="Character_5f_20_5f_style"><text:span text:style-name="T131">Donne le résultat en minute</text:span></text:span><text:span text:style-name="Character_5f_20_5f_style"><text:span text:style-name="T132">s</text:span></text:span><text:span text:style-name="Character_5f_20_5f_style"><text:span text:style-name="T131">, en heure</text:span></text:span><text:span text:style-name="Character_5f_20_5f_style"><text:span text:style-name="T132">s </text:span></text:span><text:span text:style-name="Character_5f_20_5f_style"><text:span text:style-name="T133">puis</text:span></text:span><text:span text:style-name="Character_5f_20_5f_style"><text:span text:style-name="T131"> en jour</text:span></text:span><text:span text:style-name="Character_5f_20_5f_style"><text:span text:style-name="T132">s </text:span></text:span><text:span text:style-name="Character_5f_20_5f_style"><text:span text:style-name="T134">et heures</text:span></text:span><text:span text:style-name="Character_5f_20_5f_style"><text:span text:style-name="T131">.</text:span></text:span></text:p>
            </text:list-item>
          </text:list>
        </text:list-item>
      </text:list>
      <text:p text:style-name="P28"><text:span text:style-name="Police_20_défaut"><text:span text:style-name="T79">5</text:span></text:span><text:span text:style-name="Police_20_défaut"><text:span text:style-name="T80"> </text:span></text:span><text:span text:style-name="Police_20_défaut"><text:span text:style-name="T79">400</text:span></text:span><text:span text:style-name="Police_20_défaut"><text:span text:style-name="T80"> </text:span></text:span><text:span text:style-name="Police_20_défaut"><text:span text:style-name="T79">min</text:span></text:span><text:span text:style-name="Police_20_défaut"><text:span text:style-name="T80"> </text:span></text:span><text:span text:style-name="Police_20_défaut"><text:span text:style-name="T79">=</text:span></text:span><text:span text:style-name="Police_20_défaut"><text:span text:style-name="T80"> </text:span></text:span><text:span text:style-name="Police_20_défaut"><text:span text:style-name="T79">90</text:span></text:span><text:span text:style-name="Police_20_défaut"><text:span text:style-name="T80"> </text:span></text:span><text:span text:style-name="Police_20_défaut"><text:span text:style-name="T79">h</text:span></text:span><text:span text:style-name="Police_20_défaut"><text:span text:style-name="T80"> </text:span></text:span><text:span text:style-name="Police_20_défaut"><text:span text:style-name="T79">=</text:span></text:span><text:span text:style-name="Police_20_défaut"><text:span text:style-name="T80"> </text:span></text:span><text:span text:style-name="Police_20_défaut"><text:span text:style-name="T79">3</text:span></text:span><text:span text:style-name="Police_20_défaut"><text:span text:style-name="T80"> </text:span></text:span><text:span text:style-name="Police_20_défaut"><text:span text:style-name="T79">jours</text:span></text:span><text:span text:style-name="Police_20_défaut"><text:span text:style-name="T80"> 18 h</text:span></text:span></text:p>
      <text:list text:continue-numbering="true" text:style-name="_5f_Numérotation_20_des_20_exercices">
        <text:list-item>
          <text:h text:style-name="P55" text:outline-level="1"><text:span text:style-name="Character_5f_20_5f_style">Vitesse (bis)</text:span></text:h>
          <text:list>
            <text:list-item>
              <text:p text:style-name="P43"><text:span text:style-name="Character_5f_20_5f_style"><text:span text:style-name="T31">Complète par une fraction : 45 min = </text:span></text:span><text:span text:style-name="_5f_pointillés_20_gris"><text:span text:style-name="T31"><draw:frame draw:style-name="fr5" draw:name="Objet2" text:anchor-type="as-char" svg:y="-0.534cm" svg:width="0.492cm" svg:height="0.87cm" draw:z-index="93"><draw:object xlink:href="./Object 2" xlink:type="simple" xlink:show="embed" xlink:actuate="onLoad"/><draw:image xlink:href="./ObjectReplacements/Object 2" xlink:type="simple" xlink:show="embed" xlink:actuate="onLoad"/><svg:desc>formula</svg:desc></draw:frame></text:span></text:span><text:span text:style-name="Character_5f_20_5f_style"><text:span text:style-name="T31"><text:s/>h.</text:span></text:span></text:p>
            </text:list-item>
            <text:list-item>
              <text:p text:style-name="P48"><text:span text:style-name="Character_5f_20_5f_style"><text:span text:style-name="T31">Un piéton marche à 4 km</text:span></text:span><text:span text:style-name="Character_5f_20_5f_style"><text:span text:style-name="T45">/</text:span></text:span><text:span text:style-name="Character_5f_20_5f_style"><text:span text:style-name="T34">h</text:span></text:span><text:span text:style-name="Character_5f_20_5f_style"><text:span text:style-name="T32">. Combien parcourt-il de mètres en 45 minutes ?</text:span></text:span></text:p>
            </text:list-item>
          </text:list>
          <text:p text:style-name="P45"><text:span text:style-name="Character_5f_20_5f_style"><text:span text:style-name="T35">Calcul de la distance parcourue en </text:span></text:span><text:span text:style-name="Character_5f_20_5f_style"><text:span text:style-name="T36">4</text:span></text:span><text:span text:style-name="Character_5f_20_5f_style"><text:span text:style-name="T37">5</text:span></text:span><text:span text:style-name="Character_5f_20_5f_style"><text:span text:style-name="T38"> </text:span></text:span><text:span text:style-name="Character_5f_20_5f_style"><text:span text:style-name="T35">min</text:span></text:span><text:span text:style-name="Character_5f_20_5f_style"><text:span text:style-name="T38"> </text:span></text:span><text:span text:style-name="Character_5f_20_5f_style"><text:span text:style-name="T35">:</text:span></text:span></text:p>
        </text:list-item>
      </text:list>
      <text:p text:style-name="P46"><text:span text:style-name="Character_5f_20_5f_style"><text:span text:style-name="T124">(</text:span></text:span><text:span text:style-name="Police_20_défaut"><text:span text:style-name="T89">4</text:span></text:span><text:span text:style-name="Character_5f_20_5f_style"><text:span text:style-name="T117"> </text:span></text:span><text:span text:style-name="Character_5f_20_5f_style"><text:span text:style-name="T118">km</text:span></text:span><text:span text:style-name="_5f_pointillés_20_gris"><text:span text:style-name="T103"> </text:span></text:span><text:span text:style-name="Police_20_défaut"><text:span text:style-name="T94">÷</text:span></text:span><text:span text:style-name="Police_20_défaut"><text:span text:style-name="T96"> </text:span></text:span><text:span text:style-name="Police_20_défaut"><text:span text:style-name="T89">4</text:span></text:span><text:span text:style-name="Police_20_défaut"><text:span text:style-name="T92">)</text:span></text:span><text:span text:style-name="Police_20_défaut"><text:span text:style-name="T91"> </text:span></text:span><text:span text:style-name="Police_20_défaut"><text:span text:style-name="T94">×</text:span></text:span><text:span text:style-name="Police_20_défaut"><text:span text:style-name="T96"> </text:span></text:span><text:span text:style-name="Police_20_défaut"><text:span text:style-name="T90">3</text:span></text:span><text:span text:style-name="Police_20_défaut"><text:span text:style-name="T91"> </text:span></text:span><text:span text:style-name="Police_20_défaut"><text:span text:style-name="T87">=</text:span></text:span><text:span text:style-name="Police_20_défaut"><text:span text:style-name="T91"> </text:span></text:span><text:span text:style-name="Police_20_défaut"><text:span text:style-name="T90">3</text:span></text:span><text:span text:style-name="Character_5f_20_5f_style"><text:span text:style-name="T117"> </text:span></text:span><text:span text:style-name="Character_5f_20_5f_style"><text:span text:style-name="T118">km</text:span></text:span></text:p>
      <text:p text:style-name="P46"><text:span text:style-name="Police_20_défaut"><text:span text:style-name="T93">Donc, e</text:span></text:span><text:span text:style-name="Police_20_défaut"><text:span text:style-name="T89">n </text:span></text:span><text:span text:style-name="Police_20_défaut"><text:span text:style-name="T90">4</text:span></text:span><text:span text:style-name="Police_20_défaut"><text:span text:style-name="T89">5</text:span></text:span><text:span text:style-name="Police_20_défaut"><text:span text:style-name="T91"> </text:span></text:span><text:span text:style-name="Police_20_défaut"><text:span text:style-name="T89">minutes, ce </text:span></text:span><text:span text:style-name="Police_20_défaut"><text:span text:style-name="T90">piéton</text:span></text:span><text:span text:style-name="Police_20_défaut"><text:span text:style-name="T89"> parcourt </text:span></text:span><text:span text:style-name="Police_20_défaut"><text:span text:style-name="T90">3</text:span></text:span><text:span text:style-name="Police_20_défaut"><text:span text:style-name="T91"> </text:span></text:span><text:span text:style-name="Police_20_défaut"><text:span text:style-name="T93">000</text:span></text:span><text:span text:style-name="Police_20_défaut"><text:span text:style-name="T91"> </text:span></text:span><text:span text:style-name="Police_20_défaut"><text:span text:style-name="T89">m.</text:span></text:span></text:p>
      <text:list text:continue-numbering="true" text:style-name="_5f_Numérotation_20_des_20_exercices">
        <text:list-header>
          <text:h text:style-name="P52" text:outline-level="1"><text:span text:style-name="Character_5f_20_5f_style"/></text:h>
        </text:list-header>
        <text:list-item>
          <text:h text:style-name="P54" text:outline-level="1"><text:soft-page-break/><text:span text:style-name="Character_5f_20_5f_style"><text:span text:style-name="T40">Un peintre recouvre 20 m²</text:span></text:span><text:span text:style-name="Character_5f_20_5f_style"><text:span text:style-name="T33"> de mur en 90 min.<text:line-break/>Il doit passer deux couches de peinture.</text:span></text:span></text:h>
          <text:list>
            <text:list-item>
              <text:p text:style-name="P50"><text:span text:style-name="Character_5f_20_5f_style"><text:span text:style-name="T40">Calcule le temps nécessaire pour recouvrir 150</text:span></text:span><text:span text:style-name="Character_5f_20_5f_style"><text:span text:style-name="T45"> </text:span></text:span><text:span text:style-name="Character_5f_20_5f_style"><text:span text:style-name="T40">m²</text:span></text:span><text:span text:style-name="Character_5f_20_5f_style"><text:span text:style-name="T33">.</text:span></text:span></text:p>
            </text:list-item>
          </text:list>
        </text:list-item>
      </text:list>
      <text:p text:style-name="P28"><text:span text:style-name="Character_5f_20_5f_style"><text:span text:style-name="T71">Calcul </text:span></text:span><text:span text:style-name="Character_5f_20_5f_style"><text:span text:style-name="T72">du</text:span></text:span><text:span text:style-name="Character_5f_20_5f_style"><text:span text:style-name="T71"> temps nécessaire pour recouvrir 150</text:span></text:span><text:span text:style-name="Character_5f_20_5f_style"><text:span text:style-name="T73"> </text:span></text:span><text:span text:style-name="Character_5f_20_5f_style"><text:span text:style-name="T71">m²</text:span></text:span><text:span text:style-name="Character_5f_20_5f_style"><text:span text:style-name="T73"> </text:span></text:span><text:span text:style-name="Character_5f_20_5f_style"><text:span text:style-name="T71">:</text:span></text:span></text:p>
      <text:p text:style-name="P28"><text:span text:style-name="_5f_pointillés_20_gris"><text:span text:style-name="T72">[(</text:span></text:span><text:span text:style-name="_5f_pointillés_20_gris"><text:span text:style-name="T74">2</text:span></text:span><text:span text:style-name="_5f_pointillés_20_gris"><text:span text:style-name="T73"> </text:span></text:span><text:span text:style-name="Police_20_défaut"><text:span text:style-name="T97">×</text:span></text:span><text:span text:style-name="Police_20_défaut"><text:span text:style-name="T101"> </text:span></text:span><text:span text:style-name="Character_5f_20_5f_style"><text:span text:style-name="T58">1</text:span></text:span><text:span text:style-name="Character_5f_20_5f_style"><text:span text:style-name="T59">50</text:span></text:span><text:span text:style-name="Character_5f_20_5f_style"><text:span text:style-name="T60">)</text:span></text:span><text:span text:style-name="Character_5f_20_5f_style"><text:span text:style-name="T61"> </text:span></text:span><text:span text:style-name="Police_20_défaut"><text:span text:style-name="T97">÷</text:span></text:span><text:span text:style-name="Police_20_défaut"><text:span text:style-name="T101"> </text:span></text:span><text:span text:style-name="Police_20_défaut"><text:span text:style-name="T83">20</text:span></text:span><text:span text:style-name="Police_20_défaut"><text:span text:style-name="T84">]</text:span></text:span><text:span text:style-name="Police_20_défaut"><text:span text:style-name="T85"> </text:span></text:span><text:span text:style-name="Police_20_défaut"><text:span text:style-name="T97">×</text:span></text:span><text:span text:style-name="Character_5f_20_5f_style"><text:span text:style-name="T110"> </text:span></text:span><text:span text:style-name="Character_5f_20_5f_style"><text:span text:style-name="T109">90</text:span></text:span></text:p>
      <text:p text:style-name="P28"><text:span text:style-name="Character_5f_20_5f_style"><text:span text:style-name="T59">=</text:span></text:span><text:span text:style-name="Character_5f_20_5f_style"><text:span text:style-name="T61"> (</text:span></text:span><text:span text:style-name="Character_5f_20_5f_style"><text:span text:style-name="T59">300</text:span></text:span><text:span text:style-name="Character_5f_20_5f_style"><text:span text:style-name="T61"> </text:span></text:span><text:span text:style-name="Police_20_défaut"><text:span text:style-name="T97">÷</text:span></text:span><text:span text:style-name="Police_20_défaut"><text:span text:style-name="T101"> </text:span></text:span><text:span text:style-name="Police_20_défaut"><text:span text:style-name="T83">20</text:span></text:span><text:span text:style-name="Police_20_défaut"><text:span text:style-name="T85">) </text:span></text:span><text:span text:style-name="Police_20_défaut"><text:span text:style-name="T97">×</text:span></text:span><text:span text:style-name="Character_5f_20_5f_style"><text:span text:style-name="T110"> </text:span></text:span><text:span text:style-name="Character_5f_20_5f_style"><text:span text:style-name="T109">90</text:span></text:span></text:p>
      <text:p text:style-name="P28"><text:span text:style-name="Police_20_défaut"><text:span text:style-name="T82">=</text:span></text:span><text:span text:style-name="Police_20_défaut"><text:span text:style-name="T85"> </text:span></text:span><text:span text:style-name="Police_20_défaut"><text:span text:style-name="T83">15</text:span></text:span><text:span text:style-name="Police_20_défaut"><text:span text:style-name="T85"> </text:span></text:span><text:span text:style-name="Police_20_défaut"><text:span text:style-name="T97">×</text:span></text:span><text:span text:style-name="Character_5f_20_5f_style"><text:span text:style-name="T110"> </text:span></text:span><text:span text:style-name="Character_5f_20_5f_style"><text:span text:style-name="T109">9</text:span></text:span><text:span text:style-name="Character_5f_20_5f_style"><text:span text:style-name="T110">0</text:span></text:span></text:p>
      <text:p text:style-name="P28"><text:span text:style-name="Character_5f_20_5f_style"><text:span text:style-name="T109">=</text:span></text:span><text:span text:style-name="Character_5f_20_5f_style"><text:span text:style-name="T110"> </text:span></text:span><text:span text:style-name="Character_5f_20_5f_style"><text:span text:style-name="T109">1</text:span></text:span><text:span text:style-name="Character_5f_20_5f_style"><text:span text:style-name="T110"> </text:span></text:span><text:span text:style-name="Character_5f_20_5f_style"><text:span text:style-name="T109">350</text:span></text:span></text:p>
      <text:p text:style-name="P28"><text:span text:style-name="Character_5f_20_5f_style"><text:span text:style-name="T111">On a</text:span></text:span><text:span text:style-name="Character_5f_20_5f_style"><text:span text:style-name="T110"> </text:span></text:span><text:span text:style-name="Character_5f_20_5f_style"><text:span text:style-name="T111">: 1</text:span></text:span><text:span text:style-name="Character_5f_20_5f_style"><text:span text:style-name="T110"> </text:span></text:span><text:span text:style-name="Character_5f_20_5f_style"><text:span text:style-name="T111">350</text:span></text:span><text:span text:style-name="Character_5f_20_5f_style"><text:span text:style-name="T110"> </text:span></text:span><text:span text:style-name="Character_5f_20_5f_style"><text:span text:style-name="T111">=</text:span></text:span><text:span text:style-name="Character_5f_20_5f_style"><text:span text:style-name="T110"> </text:span></text:span><text:span text:style-name="Character_5f_20_5f_style"><text:span text:style-name="T111">22</text:span></text:span><text:span text:style-name="Character_5f_20_5f_style"><text:span text:style-name="T110"> </text:span></text:span><text:span text:style-name="Police_20_défaut"><text:span text:style-name="T97">×</text:span></text:span><text:span text:style-name="Character_5f_20_5f_style"><text:span text:style-name="T110"> </text:span></text:span><text:span text:style-name="Character_5f_20_5f_style"><text:span text:style-name="T111">60</text:span></text:span><text:span text:style-name="Character_5f_20_5f_style"><text:span text:style-name="T110"> </text:span></text:span><text:span text:style-name="Character_5f_20_5f_style"><text:span text:style-name="T111">+</text:span></text:span><text:span text:style-name="Character_5f_20_5f_style"><text:span text:style-name="T110"> </text:span></text:span><text:span text:style-name="Character_5f_20_5f_style"><text:span text:style-name="T111">30</text:span></text:span></text:p>
      <text:p text:style-name="P28"><text:span text:style-name="Character_5f_20_5f_style"><text:span text:style-name="T109">Il a besoin de 1</text:span></text:span><text:span text:style-name="Character_5f_20_5f_style"><text:span text:style-name="T110"> </text:span></text:span><text:span text:style-name="Character_5f_20_5f_style"><text:span text:style-name="T109">350</text:span></text:span><text:span text:style-name="Character_5f_20_5f_style"><text:span text:style-name="T110"> </text:span></text:span><text:span text:style-name="Character_5f_20_5f_style"><text:span text:style-name="T109">minutes, soit 22</text:span></text:span><text:span text:style-name="Character_5f_20_5f_style"><text:span text:style-name="T110"> </text:span></text:span><text:span text:style-name="Character_5f_20_5f_style"><text:span text:style-name="T109">h</text:span></text:span><text:span text:style-name="Character_5f_20_5f_style"><text:span text:style-name="T110"> </text:span></text:span><text:span text:style-name="Character_5f_20_5f_style"><text:span text:style-name="T109">30</text:span></text:span><text:span text:style-name="Character_5f_20_5f_style"><text:span text:style-name="T110"> </text:span></text:span><text:span text:style-name="Character_5f_20_5f_style"><text:span text:style-name="T109">min.</text:span></text:span></text:p>
      <text:list text:continue-numbering="true" text:style-name="_5f_Numérotation_20_des_20_exercices">
        <text:list-item>
          <text:list>
            <text:list-item>
              <text:p text:style-name="P50"><text:span text:style-name="Character_5f_20_5f_style"><text:span text:style-name="T40">S’il commence à 8</text:span></text:span><text:span text:style-name="Character_5f_20_5f_style"><text:span text:style-name="T45"> </text:span></text:span><text:span text:style-name="Character_5f_20_5f_style"><text:span text:style-name="T40">h et qu’il t</text:span></text:span><text:span text:style-name="Character_5f_20_5f_style"><text:span text:style-name="T41">er</text:span></text:span><text:span text:style-name="Character_5f_20_5f_style"><text:span text:style-name="T40">mine à 15</text:span></text:span><text:span text:style-name="Character_5f_20_5f_style"><text:span text:style-name="T45"> </text:span></text:span><text:span text:style-name="Character_5f_20_5f_style"><text:span text:style-name="T40">h</text:span></text:span><text:span text:style-name="Character_5f_20_5f_style"><text:span text:style-name="T45"> </text:span></text:span><text:span text:style-name="Character_5f_20_5f_style"><text:span text:style-name="T40">chaque jour, calcule la durée nécessaire pour terminer le travail. Exprime-la en jour</text:span></text:span><text:span text:style-name="Character_5f_20_5f_style"><text:span text:style-name="T44">s</text:span></text:span><text:span text:style-name="Character_5f_20_5f_style"><text:span text:style-name="T40">, heure</text:span></text:span><text:span text:style-name="Character_5f_20_5f_style"><text:span text:style-name="T44">s</text:span></text:span><text:span text:style-name="Character_5f_20_5f_style"><text:span text:style-name="T40"> et minute</text:span></text:span><text:span text:style-name="Character_5f_20_5f_style"><text:span text:style-name="T44">s</text:span></text:span><text:span text:style-name="Character_5f_20_5f_style"><text:span text:style-name="T40">.</text:span></text:span></text:p>
            </text:list-item>
          </text:list>
        </text:list-item>
      </text:list>
      <text:p text:style-name="P28"><text:span text:style-name="Character_5f_20_5f_style"><text:span text:style-name="T65">Calcul </text:span></text:span><text:span text:style-name="Character_5f_20_5f_style"><text:span text:style-name="T66">de</text:span></text:span><text:span text:style-name="Character_5f_20_5f_style"><text:span text:style-name="T65"> la durée nécessaire</text:span></text:span><text:span text:style-name="Character_5f_20_5f_style"><text:span text:style-name="T61"> </text:span></text:span><text:span text:style-name="Character_5f_20_5f_style"><text:span text:style-name="T65">:</text:span></text:span></text:p>
      <text:p text:style-name="P28"><text:span text:style-name="Character_5f_20_5f_style"><text:span text:style-name="T112">On a</text:span></text:span><text:span text:style-name="Character_5f_20_5f_style"><text:span text:style-name="T110"> </text:span></text:span><text:span text:style-name="Character_5f_20_5f_style"><text:span text:style-name="T112">: </text:span></text:span><text:span text:style-name="Character_5f_20_5f_style"><text:span text:style-name="T109">22</text:span></text:span><text:span text:style-name="Character_5f_20_5f_style"><text:span text:style-name="T110"> </text:span></text:span><text:span text:style-name="Character_5f_20_5f_style"><text:span text:style-name="T109">h</text:span></text:span><text:span text:style-name="Character_5f_20_5f_style"><text:span text:style-name="T110"> </text:span></text:span><text:span text:style-name="Character_5f_20_5f_style"><text:span text:style-name="T109">30</text:span></text:span><text:span text:style-name="Character_5f_20_5f_style"><text:span text:style-name="T110"> </text:span></text:span><text:span text:style-name="Character_5f_20_5f_style"><text:span text:style-name="T109">min</text:span></text:span><text:span text:style-name="Character_5f_20_5f_style"><text:span text:style-name="T110"> </text:span></text:span><text:span text:style-name="Character_5f_20_5f_style"><text:span text:style-name="T113">=</text:span></text:span><text:span text:style-name="Character_5f_20_5f_style"><text:span text:style-name="T110"> </text:span></text:span><text:span text:style-name="Character_5f_20_5f_style"><text:span text:style-name="T113">22,5</text:span></text:span><text:span text:style-name="Character_5f_20_5f_style"><text:span text:style-name="T110"> </text:span></text:span><text:span text:style-name="Character_5f_20_5f_style"><text:span text:style-name="T113">h</text:span></text:span></text:p>
      <text:p text:style-name="P28"><text:span text:style-name="Character_5f_20_5f_style"><text:span text:style-name="T112">De plus, le peintre travaille 7</text:span></text:span><text:span text:style-name="Character_5f_20_5f_style"><text:span text:style-name="T110"> </text:span></text:span><text:span text:style-name="Character_5f_20_5f_style"><text:span text:style-name="T112">h par jour.</text:span></text:span></text:p>
      <text:p text:style-name="P28"><text:span text:style-name="Character_5f_20_5f_style"><text:span text:style-name="T67">Comme</text:span></text:span><text:span text:style-name="Character_5f_20_5f_style"><text:span text:style-name="T61"> </text:span></text:span><text:span text:style-name="Character_5f_20_5f_style"><text:span text:style-name="T67">: </text:span></text:span><text:span text:style-name="Character_5f_20_5f_style"><text:span text:style-name="T62">22,5</text:span></text:span><text:span text:style-name="Character_5f_20_5f_style"><text:span text:style-name="T61"> </text:span></text:span><text:span text:style-name="Character_5f_20_5f_style"><text:span text:style-name="T67">=</text:span></text:span><text:span text:style-name="Character_5f_20_5f_style"><text:span text:style-name="T61"> </text:span></text:span><text:span text:style-name="Character_5f_20_5f_style"><text:span text:style-name="T112">7</text:span></text:span><text:span text:style-name="Character_5f_20_5f_style"><text:span text:style-name="T110"> </text:span></text:span><text:span text:style-name="Character_5f_20_5f_style"><text:span text:style-name="T112">×</text:span></text:span><text:span text:style-name="Character_5f_20_5f_style"><text:span text:style-name="T110"> </text:span></text:span><text:span text:style-name="Character_5f_20_5f_style"><text:span text:style-name="T112">3</text:span></text:span><text:span text:style-name="Character_5f_20_5f_style"><text:span text:style-name="T110"> </text:span></text:span><text:span text:style-name="Character_5f_20_5f_style"><text:span text:style-name="T112">+</text:span></text:span><text:span text:style-name="Character_5f_20_5f_style"><text:span text:style-name="T110"> </text:span></text:span><text:span text:style-name="Character_5f_20_5f_style"><text:span text:style-name="T112">1,5</text:span></text:span></text:p>
      <text:p text:style-name="P28"><text:span text:style-name="Character_5f_20_5f_style"><text:span text:style-name="T62">Il aura besoin de </text:span></text:span><text:span text:style-name="Character_5f_20_5f_style"><text:span text:style-name="T63">3</text:span></text:span><text:span text:style-name="Character_5f_20_5f_style"><text:span text:style-name="T61"> </text:span></text:span><text:span text:style-name="Character_5f_20_5f_style"><text:span text:style-name="T63">jours 1,</text:span></text:span><text:span text:style-name="Character_5f_20_5f_style"><text:span text:style-name="T64">5</text:span></text:span><text:span text:style-name="Character_5f_20_5f_style"><text:span text:style-name="T61"> </text:span></text:span><text:span text:style-name="Character_5f_20_5f_style"><text:span text:style-name="T62">h</text:span></text:span><text:span text:style-name="Character_5f_20_5f_style"><text:span text:style-name="T64">eures</text:span></text:span><text:span text:style-name="Character_5f_20_5f_style"><text:span text:style-name="T62">, </text:span></text:span><text:span text:style-name="Character_5f_20_5f_style"><text:span text:style-name="T64">soit</text:span></text:span><text:span text:style-name="Character_5f_20_5f_style"><text:span text:style-name="T61"> </text:span></text:span><text:span text:style-name="Character_5f_20_5f_style"><text:span text:style-name="T64">: </text:span></text:span><text:span text:style-name="Character_5f_20_5f_style"><text:span text:style-name="T63">3</text:span></text:span><text:span text:style-name="Character_5f_20_5f_style"><text:span text:style-name="T61"> </text:span></text:span><text:span text:style-name="Character_5f_20_5f_style"><text:span text:style-name="T63">jours</text:span></text:span><text:span text:style-name="Character_5f_20_5f_style"><text:span text:style-name="T62"> </text:span></text:span><text:span text:style-name="Character_5f_20_5f_style"><text:span text:style-name="T63">1</text:span></text:span><text:span text:style-name="Character_5f_20_5f_style"><text:span text:style-name="T61"> </text:span></text:span><text:span text:style-name="Character_5f_20_5f_style"><text:span text:style-name="T62">h</text:span></text:span><text:span text:style-name="Character_5f_20_5f_style"><text:span text:style-name="T64">eure</text:span></text:span><text:span text:style-name="Character_5f_20_5f_style"><text:span text:style-name="T62"> </text:span></text:span><text:span text:style-name="Character_5f_20_5f_style"><text:span text:style-name="T64">et 30</text:span></text:span><text:span text:style-name="Character_5f_20_5f_style"><text:span text:style-name="T61"> </text:span></text:span><text:span text:style-name="Character_5f_20_5f_style"><text:span text:style-name="T62">min</text:span></text:span><text:span text:style-name="Character_5f_20_5f_style"><text:span text:style-name="T64">utes</text:span></text:span><text:span text:style-name="Character_5f_20_5f_style"><text:span text:style-name="T62">.</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rsid="00c3ead6" officeooo:paragraph-rsid="00c3ead6"/>
    </style:style>
    <style:style style:name="MP33" style:family="paragraph" style:parent-style-name="_5f_Header_20_M_20_page_20_impaire_20__28_D_29_">
      <style:text-properties officeooo:rsid="00c689ec" officeooo:paragraph-rsid="00c689ec"/>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fo:text-transform="uppercase" fo:color="#808080" loext:opacity="100%" style:font-name="Bitstream Vera Sans7" fo:font-size="9pt" officeooo:rsid="00c49fa1" officeooo:paragraph-rsid="00c49fa1" fo:background-color="transparent"/>
    </style:style>
    <style:style style:name="MP36" style:family="paragraph" style:parent-style-name="Footer">
      <style:text-properties officeooo:rsid="00c689ec" officeooo:paragraph-rsid="00c689ec"/>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7" fo:font-size="16pt" fo:font-weight="bold" officeooo:rsid="02768590"/>
    </style:style>
    <style:style style:name="MT22" style:family="text">
      <style:text-properties fo:font-variant="small-caps" fo:color="#7fb241" loext:opacity="100%" style:font-name="Bitstream Vera Sans7" fo:font-size="16pt" fo:font-weight="bold" officeooo:rsid="0021cde5"/>
    </style:style>
    <style:style style:name="MT23" style:family="text">
      <style:text-properties fo:text-transform="uppercase" fo:color="#808080" loext:opacity="100%" style:font-name="Bitstream Vera Sans7"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7" fo:font-size="16pt" fo:font-weight="bold"/>
    </style:style>
    <style:style style:name="MT27" style:family="text">
      <style:text-properties fo:text-transform="uppercase" fo:color="#808080" loext:opacity="100%" style:font-name="Bitstream Vera Sans7" fo:font-size="9pt" officeooo:rsid="02768590" fo:background-color="transparent" loext:char-shading-value="0"/>
    </style:style>
    <style:style style:name="MT28" style:family="text">
      <style:text-properties fo:text-transform="uppercase" fo:color="#808080" loext:opacity="100%" style:font-name="Bitstream Vera Sans7" fo:font-size="9pt"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53" draw:name="Shape1_11" draw:style-name="Mgr3" draw:text-style-name="MP3" svg:width="4.329cm" svg:height="2.24cm" svg:x="-1.499cm" svg:y="-1cm" svg:viewBox="0 0 4330 2241" svg:d="M0 2241l3984-288c209-15 363-168 345-342l-170-1611h-4159z"><text:p/></draw:path><draw:frame text:anchor-type="paragraph" draw:z-index="54"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5"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56" draw:name="Shape1_ 1" draw:style-name="Mgr3" draw:text-style-name="MP3" svg:width="4.329cm" svg:height="2.24cm" svg:x="-1.499cm" svg:y="-1cm" svg:viewBox="0 0 4330 2241" svg:d="M0 2241l3984-288c209-15 363-168 345-342l-170-1611h-4159z"><text:p/></draw:path><draw:frame text:anchor-type="paragraph" draw:z-index="57"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58"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7" draw:name="Shape3_6" draw:style-name="Mgr6" draw:text-style-name="MP4" svg:x1="15.12cm" svg:y1="0.36cm" svg:x2="20.496cm" svg:y2="0.36cm"><text:p/></draw:line><draw:frame text:anchor-type="paragraph" draw:z-index="48"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9"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50" draw:name="Shape1_18" draw:style-name="Mgr7" draw:text-style-name="MP10" svg:width="4.329cm" svg:height="2.24cm" svg:x="-1.499cm" svg:y="-1cm" svg:viewBox="0 0 4330 2241" svg:d="M0 2241l3984-288c209-15 363-168 345-342l-170-1611h-4159z"><text:p/></draw:path><draw:frame text:anchor-type="paragraph" draw:z-index="51"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52"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41" draw:name="Shape1_8" draw:style-name="Mgr7" draw:text-style-name="MP10" svg:width="4.329cm" svg:height="2.24cm" svg:x="-1.499cm" svg:y="-1cm" svg:viewBox="0 0 4330 2241" svg:d="M0 2241l3984-288c209-15 363-168 345-342l-170-1611h-4159z"><text:p/></draw:path><draw:line text:anchor-type="paragraph" draw:z-index="42" draw:name="Shape3_7" draw:style-name="Mgr6" draw:text-style-name="MP4" svg:x1="15.423cm" svg:y1="0.36cm" svg:x2="20.496cm" svg:y2="0.36cm"><text:p/></draw:line><draw:frame text:anchor-type="paragraph" draw:z-index="43"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44" draw:name="Shape1_1" draw:style-name="Mgr7" draw:text-style-name="MP10" svg:width="4.329cm" svg:height="2.24cm" svg:x="-1.499cm" svg:y="-1cm" svg:viewBox="0 0 4330 2241" svg:d="M0 2241l3984-288c209-15 363-168 345-342l-170-1611h-4159z"><text:p/></draw:path><draw:frame text:anchor-type="paragraph" draw:z-index="45"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6"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35"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6" draw:name="Shape1_10" draw:style-name="Mgr3" draw:text-style-name="MP3" svg:width="4.329cm" svg:height="2.24cm" svg:x="-1.499cm" svg:y="-1cm" svg:viewBox="0 0 4330 2241" svg:d="M0 2241l3984-288c209-15 363-168 345-342l-170-1611h-4159z"><text:p/></draw:path><draw:line text:anchor-type="paragraph" draw:z-index="37"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38" draw:name="Shape3_3" draw:style-name="Mgr5" draw:text-style-name="MP4" svg:x1="14.728cm" svg:y1="0.36cm" svg:x2="20.496cm" svg:y2="0.36cm"><text:p/></draw:line><draw:frame text:anchor-type="paragraph" draw:z-index="39"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0"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29" draw:name="Shape3_1" draw:style-name="Mgr10" draw:text-style-name="MP4" svg:x1="13.831cm" svg:y1="0.355cm" svg:x2="20.497cm" svg:y2="0.36cm"><text:p/></draw:line><draw:frame text:anchor-type="paragraph" draw:z-index="30"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1"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32" draw:name="Shape3_ 2" draw:style-name="Mgr10" draw:text-style-name="MP4" svg:x1="16.704cm" svg:y1="0.36cm" svg:x2="20.496cm" svg:y2="0.36cm"><text:p/></draw:line><draw:path text:anchor-type="paragraph" draw:z-index="33" draw:name="Shape1_4" draw:style-name="Mgr11" draw:text-style-name="MP18" svg:width="4.329cm" svg:height="2.24cm" svg:x="-1.499cm" svg:y="-1cm" svg:viewBox="0 0 4330 2241" svg:d="M0 2241l3984-288c209-15 363-168 345-342l-170-1611h-4159z"><text:p/></draw:path><draw:frame text:anchor-type="paragraph" draw:z-index="34"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103" draw:name="Shape3_ 1" draw:style-name="Mgr10" draw:text-style-name="MP4" svg:x1="16.704cm" svg:y1="0.36cm" svg:x2="20.496cm" svg:y2="0.36cm"><text:p/></draw:line><draw:path text:anchor-type="paragraph" draw:z-index="104" draw:name="Shape1_5" draw:style-name="Mgr11" draw:text-style-name="MP18" svg:width="4.329cm" svg:height="2.24cm" svg:x="-1.499cm" svg:y="-1cm" svg:viewBox="0 0 4330 2241" svg:d="M0 2241l3984-288c209-15 363-168 345-342l-170-1611h-4159z"><text:p/></draw:path><draw:frame text:anchor-type="paragraph" draw:z-index="105"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25" draw:name="Shape3_5" draw:style-name="Mgr10" draw:text-style-name="MP4" svg:width="2147483.646cm" svg:height="2147483.646cm" draw:transform="skewX (1.08420217346698E-019) rotate (-0.000872664625997355) translate (9652019767.38077cm -11060397130063.8cm)" svg:viewBox="0 0 2147483647 2147483647" draw:points="21505,2147483612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26" draw:name="Shape3_4" draw:style-name="Mgr10" draw:text-style-name="MP4" svg:x1="14.425cm" svg:y1="0.36cm" svg:x2="20.496cm" svg:y2="0.36cm"><text:p/></draw:line><draw:path text:anchor-type="paragraph" draw:z-index="27" draw:name="Shape1_6" draw:style-name="Mgr11" draw:text-style-name="MP18" svg:width="4.329cm" svg:height="2.24cm" svg:x="-1.499cm" svg:y="-1cm" svg:viewBox="0 0 4330 2241" svg:d="M0 2241l3984-288c209-15 363-168 345-342l-170-1611h-4159z"><text:p/></draw:path><draw:frame text:anchor-type="paragraph" draw:z-index="28"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79" draw:name="Shape3_16" draw:style-name="Mgr13" draw:text-style-name="MP4" svg:x1="12.52cm" svg:y1="0.36cm" svg:x2="20.496cm" svg:y2="0.36cm"><text:p/></draw:line><draw:path text:anchor-type="paragraph" draw:z-index="80" draw:name="Shape1_19" draw:style-name="Mgr14" draw:text-style-name="MP28" svg:width="4.329cm" svg:height="2.24cm" svg:x="-1.499cm" svg:y="-1cm" svg:viewBox="0 0 4330 2241" svg:d="M0 2241l3984-288c209-15 363-168 345-342l-170-1611h-4159z"><text:p/></draw:path><draw:line text:anchor-type="paragraph" draw:z-index="81" draw:name="Shape3_19" draw:style-name="Mgr13" draw:text-style-name="MP4" svg:x1="12.52cm" svg:y1="0.36cm" svg:x2="20.496cm" svg:y2="0.36cm"><text:p/></draw:line><draw:line text:anchor-type="paragraph" draw:z-index="82" draw:name="Shape3_20" draw:style-name="Mgr13" draw:text-style-name="MP4" svg:x1="12.52cm" svg:y1="0.36cm" svg:x2="20.496cm" svg:y2="0.36cm"><text:p/></draw:line><draw:frame text:anchor-type="paragraph" draw:z-index="83"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4" draw:name="Shape1_15" draw:style-name="Mgr14" draw:text-style-name="MP28" svg:width="4.329cm" svg:height="2.24cm" svg:x="-1.499cm" svg:y="-1cm" svg:viewBox="0 0 4330 2241" svg:d="M0 2241l3984-288c209-15 363-168 345-342l-170-1611h-4159z"><text:p/></draw:path><draw:frame text:anchor-type="paragraph" draw:z-index="95"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96" draw:name="Shape3_15" draw:style-name="Mgr13" draw:text-style-name="MP4" svg:x1="12.52cm" svg:y1="0.36cm" svg:x2="20.496cm" svg:y2="0.36cm"><text:p/></draw:line><draw:path text:anchor-type="paragraph" draw:z-index="97" draw:name="Shape1_17" draw:style-name="Mgr14" draw:text-style-name="MP28" svg:width="4.329cm" svg:height="2.24cm" svg:x="-1.499cm" svg:y="-1cm" svg:viewBox="0 0 4330 2241" svg:d="M0 2241l3984-288c209-15 363-168 345-342l-170-1611h-4159z"><text:p/></draw:path><draw:line text:anchor-type="paragraph" draw:z-index="98" draw:name="Shape3_17" draw:style-name="Mgr13" draw:text-style-name="MP4" svg:x1="12.52cm" svg:y1="0.36cm" svg:x2="20.496cm" svg:y2="0.36cm"><text:p/></draw:line><draw:line text:anchor-type="paragraph" draw:z-index="99" draw:name="Shape3_18" draw:style-name="Mgr13" draw:text-style-name="MP4" svg:x1="12.52cm" svg:y1="0.36cm" svg:x2="20.496cm" svg:y2="0.36cm"><text:p/></draw:line><draw:frame text:anchor-type="paragraph" draw:z-index="100"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101" draw:name="Shape1_16" draw:style-name="Mgr14" draw:text-style-name="MP28" svg:width="4.329cm" svg:height="2.24cm" svg:x="-1.499cm" svg:y="-1cm" svg:viewBox="0 0 4330 2241" svg:d="M0 2241l3984-288c209-15 363-168 345-342l-170-1611h-4159z"><text:p/></draw:path><draw:frame text:anchor-type="paragraph" draw:z-index="102"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71" draw:name="Shape1_12" draw:style-name="Mgr14" draw:text-style-name="MP28" svg:width="4.329cm" svg:height="2.24cm" svg:x="-1.499cm" svg:y="-1cm" svg:viewBox="0 0 4330 2241" svg:d="M0 2241l3984-288c209-15 363-168 345-342l-170-1611h-4159z"><text:p/></draw:path><draw:line text:anchor-type="paragraph" draw:z-index="72" draw:name="Shape3_10" draw:style-name="Mgr13" draw:text-style-name="MP4" svg:x1="12.52cm" svg:y1="0.36cm" svg:x2="20.496cm" svg:y2="0.36cm"><text:p/></draw:line><draw:line text:anchor-type="paragraph" draw:z-index="73" draw:name="Shape3_12" draw:style-name="Mgr13" draw:text-style-name="MP4" svg:x1="12.52cm" svg:y1="0.36cm" svg:x2="20.496cm" svg:y2="0.36cm"><text:p/></draw:line><draw:frame text:anchor-type="paragraph" draw:z-index="74" draw:name="Shape8_ 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2">S</text:span><text:span text:style-name="MT26">ynthèse</text:span></text:p>
      </style:header>
      <style:header-left>
        <text:p text:style-name="MP33"><draw:path text:anchor-type="paragraph" draw:z-index="76" draw:name="Shape1_14" draw:style-name="Mgr14" draw:text-style-name="MP28" svg:width="4.329cm" svg:height="2.24cm" svg:x="-1.499cm" svg:y="-1cm" svg:viewBox="0 0 4330 2241" svg:d="M0 2241l3984-288c209-15 363-168 345-342l-170-1611h-4159z"><text:p/></draw:path><draw:line text:anchor-type="paragraph" draw:z-index="75" draw:name="Shape3_14" draw:style-name="Mgr13" draw:text-style-name="MP4" svg:x1="12.52cm" svg:y1="0.36cm" svg:x2="20.496cm" svg:y2="0.36cm"><text:p/></draw:line><draw:line text:anchor-type="paragraph" draw:z-index="77" draw:name="Shape3_13" draw:style-name="Mgr13" draw:text-style-name="MP4" svg:x1="12.52cm" svg:y1="0.36cm" svg:x2="20.496cm" svg:y2="0.36cm"><text:p/></draw:line><draw:frame text:anchor-type="paragraph" draw:z-index="78"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S</text:span><text:span text:style-name="MT26">ynthèse</text:span></text:p>
      </style:header-left>
      <style:footer>
        <text:p text:style-name="MP34"><draw:frame draw:style-name="Mfr1" draw:name="Frame1691" text:anchor-type="paragraph" svg:x="15.198cm" svg:y="-0.06cm" draw:z-index="59"><draw:text-box fo:min-height="0.499cm" fo:min-width="2.3cm"><draw:frame draw:style-name="Mfr2" draw:name="Frame1701" text:anchor-type="frame" svg:x="0.45cm" svg:y="0.079cm" svg:width="0.817cm" draw:z-index="6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5">Conversions</text:p></draw:text-box></draw:frame></text:p>
      </style:footer>
      <style:footer-left>
        <text:p text:style-name="MP34"><draw:frame draw:style-name="Mfr1" draw:name="Frame1711" text:anchor-type="paragraph" svg:x="1.289cm" svg:y="-0.005cm" draw:z-index="61"><draw:text-box fo:min-height="0.499cm" fo:min-width="2.831cm"><draw:frame draw:style-name="Mfr2" draw:name="Frame1721" text:anchor-type="frame" svg:x="0.45cm" svg:y="0.079cm" svg:width="0.817cm" draw:z-index="62"><draw:text-box fo:min-height="0.355cm"><text:p text:style-name="MP12"><text:span text:style-name="_5f_Caractères_5f_gras_5f_Blanc"><text:page-number text:select-page="current">2</text:page-number></text:span></text:p></draw:text-box></draw:frame><text:p text:style-name="MP36"><text:span text:style-name="MT27">C</text:span><text:span text:style-name="MT28">onversions</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67"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68"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69"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70"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9">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4"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63"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66"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65"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19T09:36:50.880460111</meta:creation-date>
    <meta:editing-duration>PT2H14M39S</meta:editing-duration>
    <meta:editing-cycles>26</meta:editing-cycles>
    <meta:generator>LibreOffice/24.2.5.2$Windows_X86_64 LibreOffice_project/bffef4ea93e59bebbeaf7f431bb02b1a39ee8a59</meta:generator>
    <dc:title>lycee</dc:title>
    <dc:date>2024-07-13T19:02:00.834000000</dc:date>
    <meta:print-date>2024-06-26T09:10:30.998728649</meta:print-date>
    <meta:printed-by>PDF files</meta:printed-by>
    <meta:document-statistic meta:table-count="1" meta:image-count="0" meta:object-count="2" meta:page-count="2" meta:paragraph-count="151" meta:word-count="873" meta:character-count="3837" meta:non-whitespace-character-count="3135"/>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1</mn>
      <mn>4</mn>
    </mfrac>
    <annotation encoding="StarMath 5.0">{1} over {4}</annotation>
  </semantics>
</math>
</file>

<file path=Object 2/content.xml><?xml version="1.0" encoding="utf-8"?>
<math xmlns="http://www.w3.org/1998/Math/MathML" display="block">
  <semantics>
    <mfrac>
      <mn>3</mn>
      <mn>4</mn>
    </mfrac>
    <annotation encoding="StarMath 5.0">{3} over {4}</annotation>
  </semantics>
</math>
</file>